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3mm"/>
    </style:style>
    <style:style style:name="co31" style:family="table-column">
      <style:table-column-properties fo:break-before="auto" style:column-width="22.01mm"/>
    </style:style>
    <style:style style:name="co32" style:family="table-column">
      <style:table-column-properties fo:break-before="auto" style:column-width="28.36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40.43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ext-properties fo:color="#800000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3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4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36" style:family="table-cell" style:parent-style-name="Default" style:data-style-name="N123"/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39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43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7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49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etaldehyde &lt;==&gt; Ethanol</text:p>
          </table:table-cell>
          <table:table-cell table:style-name="ce5" office:value-type="string" calcext:value-type="string">
            <text:p>R02679</text:p>
          </table:table-cell>
          <table:table-cell table:style-name="ce5" office:value-type="string" calcext:value-type="string">
            <text:p>r_2115</text:p>
          </table:table-cell>
          <table:table-cell table:style-name="ce8" office:value-type="float" office:value="151" calcext:value-type="float">
            <text:p>151,0000</text:p>
          </table:table-cell>
          <table:table-cell table:style-name="ce8" table:formula="of:=([.D22]*16.3)/100" office:value-type="float" office:value="24.613" calcext:value-type="float">
            <text:p>24,6130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F22]*12.8)/100" office:value-type="float" office:value="18.048" calcext:value-type="float">
            <text:p>18,0480</text:p>
          </table:table-cell>
          <table:table-cell table:style-name="ce8" office:value-type="float" office:value="110" calcext:value-type="float">
            <text:p>110,0000</text:p>
          </table:table-cell>
          <table:table-cell table:style-name="ce8" table:formula="of:=([.H22]*4.5)/100" office:value-type="float" office:value="4.95" calcext:value-type="float">
            <text:p>4,9500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J22]*2.5)/100" office:value-type="float" office:value="0" calcext:value-type="float">
            <text:p>0,000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3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3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3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4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4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4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4]*2.5)/100" office:value-type="float" office:value="0.15" calcext:value-type="float">
            <text:p>0,1500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5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6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6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7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7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7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6"/>
          <table:table-cell table:style-name="ce4"/>
          <table:table-cell table:style-name="ce6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Default" table:number-columns-repeated="3"/>
          <table:table-cell table:style-name="ce7" table:number-columns-repeated="3"/>
          <table:table-cell table:style-name="ce6"/>
          <table:table-cell table:style-name="ce4"/>
          <table:table-cell table:style-name="ce6"/>
          <table:table-cell table:style-name="ce9"/>
          <table:table-cell table:style-name="ce6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6"/>
        <table:table-column table:style-name="co5" table:default-cell-style-name="ce2"/>
        <table:table-column table:style-name="co14" table:default-cell-style-name="ce16"/>
        <table:table-column table:style-name="co10" table:default-cell-style-name="ce2"/>
        <table:table-column table:style-name="co11" table:number-columns-repeated="2" table:default-cell-style-name="ce6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6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9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 table:style-name="ce19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20"/>
          <table:table-cell table:style-name="ce21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8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8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1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1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1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1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7"/>
          <table:table-cell table:style-name="ce18"/>
          <table:table-cell table:number-columns-repeated="1011"/>
        </table:table-row>
        <table:table-row table:style-name="ro1">
          <table:table-cell table:style-name="ce23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7"/>
          <table:table-cell table:style-name="ce18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8"/>
          <table:table-cell table:style-name="ce27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5"/>
          <table:table-cell table:style-name="ce26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6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6"/>
        <table:table-column table:style-name="co18" table:default-cell-style-name="ce2"/>
        <table:table-column table:style-name="co33" table:default-cell-style-name="ce6"/>
        <table:table-column table:style-name="co34" table:default-cell-style-name="ce2"/>
        <table:table-column table:style-name="co35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9"/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8" office:value-type="float" office:value="100" calcext:value-type="float">
            <text:p>100,0000</text:p>
          </table:table-cell>
          <table:table-cell table:style-name="ce28" table:formula="of:=([.D2]*15.9)/100" office:value-type="float" office:value="15.9" calcext:value-type="float">
            <text:p>15,9000</text:p>
          </table:table-cell>
          <table:table-cell table:style-name="ce28" office:value-type="float" office:value="100" calcext:value-type="float">
            <text:p>100,0000</text:p>
          </table:table-cell>
          <table:table-cell table:style-name="ce28" table:formula="of:=([.F2]*1.17)/100" office:value-type="float" office:value="1.17" calcext:value-type="float">
            <text:p>1,1700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8" office:value-type="float" office:value="-178.6" calcext:value-type="float">
            <text:p>-178,6000</text:p>
          </table:table-cell>
          <table:table-cell table:style-name="ce28" table:formula="of:=([.D3]*15.9)/100" office:value-type="float" office:value="-28.3974" calcext:value-type="float">
            <text:p>-28,3974</text:p>
          </table:table-cell>
          <table:table-cell table:style-name="ce28" office:value-type="float" office:value="-122.1" calcext:value-type="float">
            <text:p>-122,1000</text:p>
          </table:table-cell>
          <table:table-cell table:style-name="ce28" table:formula="of:=([.F3]*1.17)/100" office:value-type="float" office:value="-1.42857" calcext:value-type="float">
            <text:p>-1,4286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8" office:value-type="float" office:value="0.1" calcext:value-type="float">
            <text:p>0,1000</text:p>
          </table:table-cell>
          <table:table-cell table:style-name="ce28" table:formula="of:=([.D4]*15.9)/100" office:value-type="float" office:value="0.0159" calcext:value-type="float">
            <text:p>0,0159</text:p>
          </table:table-cell>
          <table:table-cell table:style-name="ce28" office:value-type="float" office:value="39.9" calcext:value-type="float">
            <text:p>39,9000</text:p>
          </table:table-cell>
          <table:table-cell table:style-name="ce28" table:formula="of:=([.F4]*1.17)/100" office:value-type="float" office:value="0.46683" calcext:value-type="float">
            <text:p>0,466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8" office:value-type="float" office:value="2.5" calcext:value-type="float">
            <text:p>2,5000</text:p>
          </table:table-cell>
          <table:table-cell table:style-name="ce28" table:formula="of:=([.D5]*15.9)/100" office:value-type="float" office:value="0.3975" calcext:value-type="float">
            <text:p>0,3975</text:p>
          </table:table-cell>
          <table:table-cell table:style-name="ce28" office:value-type="float" office:value="59.9" calcext:value-type="float">
            <text:p>59,9000</text:p>
          </table:table-cell>
          <table:table-cell table:style-name="ce28" table:formula="of:=([.F5]*1.17)/100" office:value-type="float" office:value="0.70083" calcext:value-type="float">
            <text:p>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6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6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8" office:value-type="float" office:value="-2.5" calcext:value-type="float">
            <text:p>-2,5000</text:p>
          </table:table-cell>
          <table:table-cell table:style-name="ce28" table:formula="of:=([.D7]*15.9)/100" office:value-type="float" office:value="-0.3975" calcext:value-type="float">
            <text:p>-0,3975</text:p>
          </table:table-cell>
          <table:table-cell table:style-name="ce28" office:value-type="float" office:value="-59.9" calcext:value-type="float">
            <text:p>-59,9000</text:p>
          </table:table-cell>
          <table:table-cell table:style-name="ce28" table:formula="of:=([.F7]*1.17)/100" office:value-type="float" office:value="-0.70083" calcext:value-type="float">
            <text:p>-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8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8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9]*15.9)/100" office:value-type="float" office:value="0" calcext:value-type="float">
            <text:p>0,0000</text:p>
          </table:table-cell>
          <table:table-cell table:style-name="ce28" office:value-type="float" office:value="49.1" calcext:value-type="float">
            <text:p>49,1000</text:p>
          </table:table-cell>
          <table:table-cell table:style-name="ce28" table:formula="of:=([.F9]*1.17)/100" office:value-type="float" office:value="0.57447" calcext:value-type="float">
            <text:p>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8" office:value-type="float" office:value="-91" calcext:value-type="float">
            <text:p>-91,0000</text:p>
          </table:table-cell>
          <table:table-cell table:style-name="ce28" table:formula="of:=([.D10]*15.9)/100" office:value-type="float" office:value="-14.469" calcext:value-type="float">
            <text:p>-14,4690</text:p>
          </table:table-cell>
          <table:table-cell table:style-name="ce28" office:value-type="float" office:value="-60.3" calcext:value-type="float">
            <text:p>-60,3000</text:p>
          </table:table-cell>
          <table:table-cell table:style-name="ce28" table:formula="of:=([.F10]*1.17)/100" office:value-type="float" office:value="-0.70551" calcext:value-type="float">
            <text:p>-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8" office:value-type="float" office:value="179.9" calcext:value-type="float">
            <text:p>179,9000</text:p>
          </table:table-cell>
          <table:table-cell table:style-name="ce28" table:formula="of:=([.D11]*15.9)/100" office:value-type="float" office:value="28.6041" calcext:value-type="float">
            <text:p>28,6041</text:p>
          </table:table-cell>
          <table:table-cell table:style-name="ce28" office:value-type="float" office:value="127.1" calcext:value-type="float">
            <text:p>127,1000</text:p>
          </table:table-cell>
          <table:table-cell table:style-name="ce28" table:formula="of:=([.F11]*1.17)/100" office:value-type="float" office:value="1.48707" calcext:value-type="float">
            <text:p>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8" office:value-type="float" office:value="91" calcext:value-type="float">
            <text:p>91,0000</text:p>
          </table:table-cell>
          <table:table-cell table:style-name="ce28" table:formula="of:=([.D12]*15.9)/100" office:value-type="float" office:value="14.469" calcext:value-type="float">
            <text:p>14,4690</text:p>
          </table:table-cell>
          <table:table-cell table:style-name="ce28" office:value-type="float" office:value="60.3" calcext:value-type="float">
            <text:p>60,3000</text:p>
          </table:table-cell>
          <table:table-cell table:style-name="ce28" table:formula="of:=([.F12]*1.17)/100" office:value-type="float" office:value="0.70551" calcext:value-type="float">
            <text:p>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13]*15.9)/100" office:value-type="float" office:value="0" calcext:value-type="float">
            <text:p>0,0000</text:p>
          </table:table-cell>
          <table:table-cell table:style-name="ce28" office:value-type="float" office:value="-49.1" calcext:value-type="float">
            <text:p>-49,1000</text:p>
          </table:table-cell>
          <table:table-cell table:style-name="ce28" table:formula="of:=([.F13]*1.17)/100" office:value-type="float" office:value="-0.57447" calcext:value-type="float">
            <text:p>-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8" office:value-type="float" office:value="2.5" calcext:value-type="float">
            <text:p>2,5000</text:p>
          </table:table-cell>
          <table:table-cell table:style-name="ce28" table:formula="of:=([.D14]*15.9)/100" office:value-type="float" office:value="0.3975" calcext:value-type="float">
            <text:p>0,3975</text:p>
          </table:table-cell>
          <table:table-cell table:style-name="ce28" office:value-type="float" office:value="59.9" calcext:value-type="float">
            <text:p>59,9000</text:p>
          </table:table-cell>
          <table:table-cell table:style-name="ce28" table:formula="of:=([.F14]*1.17)/100" office:value-type="float" office:value="0.70083" calcext:value-type="float">
            <text:p>0,7008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8" office:value-type="float" office:value="-179.9" calcext:value-type="float">
            <text:p>-179,9000</text:p>
          </table:table-cell>
          <table:table-cell table:style-name="ce28" table:formula="of:=([.D15]*15.9)/100" office:value-type="float" office:value="-28.6041" calcext:value-type="float">
            <text:p>-28,6041</text:p>
          </table:table-cell>
          <table:table-cell table:style-name="ce28" office:value-type="float" office:value="-127.1" calcext:value-type="float">
            <text:p>-127,1000</text:p>
          </table:table-cell>
          <table:table-cell table:style-name="ce28" table:formula="of:=([.F15]*1.17)/100" office:value-type="float" office:value="-1.48707" calcext:value-type="float">
            <text:p>-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8" office:value-type="float" office:value="-179.9" calcext:value-type="float">
            <text:p>-179,9000</text:p>
          </table:table-cell>
          <table:table-cell table:style-name="ce28" table:formula="of:=([.D16]*15.9)/100" office:value-type="float" office:value="-28.6041" calcext:value-type="float">
            <text:p>-28,6041</text:p>
          </table:table-cell>
          <table:table-cell table:style-name="ce28" office:value-type="float" office:value="-127.1" calcext:value-type="float">
            <text:p>-127,1000</text:p>
          </table:table-cell>
          <table:table-cell table:style-name="ce28" table:formula="of:=([.F16]*1.17)/100" office:value-type="float" office:value="-1.48707" calcext:value-type="float">
            <text:p>-1,48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17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17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8" office:value-type="float" office:value="-4.7" calcext:value-type="float">
            <text:p>-4,7000</text:p>
          </table:table-cell>
          <table:table-cell table:style-name="ce28" table:formula="of:=([.D18]*15.9)/100" office:value-type="float" office:value="-0.7473" calcext:value-type="float">
            <text:p>-0,7473</text:p>
          </table:table-cell>
          <table:table-cell table:style-name="ce28" office:value-type="float" office:value="-12.1" calcext:value-type="float">
            <text:p>-12,1000</text:p>
          </table:table-cell>
          <table:table-cell table:style-name="ce28" table:formula="of:=([.F18]*1.17)/100" office:value-type="float" office:value="-0.14157" calcext:value-type="float">
            <text:p>-0,1416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8" office:value-type="float" office:value="10" calcext:value-type="float">
            <text:p>10,0000</text:p>
          </table:table-cell>
          <table:table-cell table:style-name="ce28" table:formula="of:=([.D19]*15.9)/100" office:value-type="float" office:value="1.59" calcext:value-type="float">
            <text:p>1,5900</text:p>
          </table:table-cell>
          <table:table-cell table:style-name="ce28" office:value-type="float" office:value="26.7" calcext:value-type="float">
            <text:p>26,7000</text:p>
          </table:table-cell>
          <table:table-cell table:style-name="ce28" table:formula="of:=([.F19]*1.17)/100" office:value-type="float" office:value="0.31239" calcext:value-type="float">
            <text:p>0,312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8" office:value-type="float" office:value="-10" calcext:value-type="float">
            <text:p>-10,0000</text:p>
          </table:table-cell>
          <table:table-cell table:style-name="ce28" table:formula="of:=([.D20]*15.9)/100" office:value-type="float" office:value="-1.59" calcext:value-type="float">
            <text:p>-1,5900</text:p>
          </table:table-cell>
          <table:table-cell table:style-name="ce28" office:value-type="float" office:value="-26.7" calcext:value-type="float">
            <text:p>-26,7000</text:p>
          </table:table-cell>
          <table:table-cell table:style-name="ce28" table:formula="of:=([.F20]*1.17)/100" office:value-type="float" office:value="-0.31239" calcext:value-type="float">
            <text:p>-0,312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21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21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8" office:value-type="float" office:value="81" calcext:value-type="float">
            <text:p>81,0000</text:p>
          </table:table-cell>
          <table:table-cell table:style-name="ce28" table:formula="of:=([.D22]*15.9)/100" office:value-type="float" office:value="12.879" calcext:value-type="float">
            <text:p>12,8790</text:p>
          </table:table-cell>
          <table:table-cell table:style-name="ce28" office:value-type="float" office:value="33.6" calcext:value-type="float">
            <text:p>33,6000</text:p>
          </table:table-cell>
          <table:table-cell table:style-name="ce28" table:formula="of:=([.F22]*1.17)/100" office:value-type="float" office:value="0.39312" calcext:value-type="float">
            <text:p>0,393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8" office:value-type="float" office:value="91" calcext:value-type="float">
            <text:p>91,0000</text:p>
          </table:table-cell>
          <table:table-cell table:style-name="ce28" table:formula="of:=([.D23]*15.9)/100" office:value-type="float" office:value="14.469" calcext:value-type="float">
            <text:p>14,4690</text:p>
          </table:table-cell>
          <table:table-cell table:style-name="ce28" office:value-type="float" office:value="60.3" calcext:value-type="float">
            <text:p>60,3000</text:p>
          </table:table-cell>
          <table:table-cell table:style-name="ce28" table:formula="of:=([.F23]*1.17)/100" office:value-type="float" office:value="0.70551" calcext:value-type="float">
            <text:p>0,705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8" office:value-type="float" office:value="169.3" calcext:value-type="float">
            <text:p>169,3000</text:p>
          </table:table-cell>
          <table:table-cell table:style-name="ce28" table:formula="of:=([.D24]*15.9)/100" office:value-type="float" office:value="26.9187" calcext:value-type="float">
            <text:p>26,9187</text:p>
          </table:table-cell>
          <table:table-cell table:style-name="ce28" office:value-type="float" office:value="45.1" calcext:value-type="float">
            <text:p>45,1000</text:p>
          </table:table-cell>
          <table:table-cell table:style-name="ce28" table:formula="of:=([.F24]*1.17)/100" office:value-type="float" office:value="0.52767" calcext:value-type="float">
            <text:p>0,5277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2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2115</text:p>
          </table:table-cell>
          <table:table-cell table:style-name="ce28" office:value-type="float" office:value="158.7" calcext:value-type="float">
            <text:p>158,7000</text:p>
          </table:table-cell>
          <table:table-cell table:style-name="ce28" table:formula="of:=([.D25]*15.9)/100" office:value-type="float" office:value="25.2333" calcext:value-type="float">
            <text:p>25,2333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F25]*1.17)/100" office:value-type="float" office:value="0" calcext:value-type="float">
            <text:p>0,0000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8" office:value-type="float" office:value="10.6" calcext:value-type="float">
            <text:p>10,6000</text:p>
          </table:table-cell>
          <table:table-cell table:style-name="ce28" table:formula="of:=([.D26]*15.9)/100" office:value-type="float" office:value="1.6854" calcext:value-type="float">
            <text:p>1,6854</text:p>
          </table:table-cell>
          <table:table-cell table:style-name="ce28" office:value-type="float" office:value="45.8" calcext:value-type="float">
            <text:p>45,8000</text:p>
          </table:table-cell>
          <table:table-cell table:style-name="ce28" table:formula="of:=([.F26]*1.17)/100" office:value-type="float" office:value="0.53586" calcext:value-type="float">
            <text:p>0,5359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8" office:value-type="float" office:value="7.3" calcext:value-type="float">
            <text:p>7,3000</text:p>
          </table:table-cell>
          <table:table-cell table:style-name="ce28" table:formula="of:=([.D27]*15.9)/100" office:value-type="float" office:value="1.1607" calcext:value-type="float">
            <text:p>1,1607</text:p>
          </table:table-cell>
          <table:table-cell table:style-name="ce28" office:value-type="float" office:value="45.7" calcext:value-type="float">
            <text:p>45,7000</text:p>
          </table:table-cell>
          <table:table-cell table:style-name="ce28" table:formula="of:=([.F27]*1.17)/100" office:value-type="float" office:value="0.53469" calcext:value-type="float">
            <text:p>0,5347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8" office:value-type="float" office:value="8.9" calcext:value-type="float">
            <text:p>8,9000</text:p>
          </table:table-cell>
          <table:table-cell table:style-name="ce28" table:formula="of:=([.D28]*15.9)/100" office:value-type="float" office:value="1.4151" calcext:value-type="float">
            <text:p>1,4151</text:p>
          </table:table-cell>
          <table:table-cell table:style-name="ce28" office:value-type="float" office:value="27.3" calcext:value-type="float">
            <text:p>27,3000</text:p>
          </table:table-cell>
          <table:table-cell table:style-name="ce28" table:formula="of:=([.F28]*1.17)/100" office:value-type="float" office:value="0.31941" calcext:value-type="float">
            <text:p>0,3194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8" office:value-type="float" office:value="179.9" calcext:value-type="float">
            <text:p>179,9000</text:p>
          </table:table-cell>
          <table:table-cell table:style-name="ce28" table:formula="of:=([.D29]*15.9)/100" office:value-type="float" office:value="28.6041" calcext:value-type="float">
            <text:p>28,6041</text:p>
          </table:table-cell>
          <table:table-cell table:style-name="ce28" office:value-type="float" office:value="127.1" calcext:value-type="float">
            <text:p>127,1000</text:p>
          </table:table-cell>
          <table:table-cell table:style-name="ce28" table:formula="of:=([.F29]*1.17)/100" office:value-type="float" office:value="1.48707" calcext:value-type="float">
            <text:p>1,4871</text:p>
          </table:table-cell>
          <table:table-cell table:style-name="ce29"/>
          <table:table-cell table:style-name="ce31"/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8" office:value-type="float" office:value="0" calcext:value-type="float">
            <text:p>0,0000</text:p>
          </table:table-cell>
          <table:table-cell table:style-name="ce28" table:formula="of:=([.D30]*15.9)/100" office:value-type="float" office:value="0" calcext:value-type="float">
            <text:p>0,0000</text:p>
          </table:table-cell>
          <table:table-cell table:style-name="ce28" office:value-type="float" office:value="49.1" calcext:value-type="float">
            <text:p>49,1000</text:p>
          </table:table-cell>
          <table:table-cell table:style-name="ce28" table:formula="of:=([.F30]*1.17)/100" office:value-type="float" office:value="0.57447" calcext:value-type="float">
            <text:p>0,5745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8" office:value-type="float" office:value="16.2" calcext:value-type="float">
            <text:p>16,2000</text:p>
          </table:table-cell>
          <table:table-cell table:style-name="ce28" table:formula="of:=([.D31]*15.9)/100" office:value-type="float" office:value="2.5758" calcext:value-type="float">
            <text:p>2,5758</text:p>
          </table:table-cell>
          <table:table-cell table:style-name="ce28" office:value-type="float" office:value="44.2" calcext:value-type="float">
            <text:p>44,2000</text:p>
          </table:table-cell>
          <table:table-cell table:style-name="ce28" table:formula="of:=([.F31]*1.17)/100" office:value-type="float" office:value="0.51714" calcext:value-type="float">
            <text:p>0,5171</text:p>
          </table:table-cell>
          <table:table-cell table:style-name="ce30"/>
          <table:table-cell table:style-name="ce3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8" office:value-type="float" office:value="4" calcext:value-type="float">
            <text:p>4,0000</text:p>
          </table:table-cell>
          <table:table-cell table:style-name="ce28" table:formula="of:=([.D32]*15.9)/100" office:value-type="float" office:value="0.636" calcext:value-type="float">
            <text:p>0,6360</text:p>
          </table:table-cell>
          <table:table-cell table:style-name="ce28" office:value-type="float" office:value="6.7" calcext:value-type="float">
            <text:p>6,7000</text:p>
          </table:table-cell>
          <table:table-cell table:style-name="ce28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8" office:value-type="float" office:value="8.5" calcext:value-type="float">
            <text:p>8,5000</text:p>
          </table:table-cell>
          <table:table-cell table:style-name="ce28" table:formula="of:=([.D33]*15.9)/100" office:value-type="float" office:value="1.3515" calcext:value-type="float">
            <text:p>1,3515</text:p>
          </table:table-cell>
          <table:table-cell table:style-name="ce28" office:value-type="float" office:value="158.7" calcext:value-type="float">
            <text:p>158,7000</text:p>
          </table:table-cell>
          <table:table-cell table:style-name="ce28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/>
          <table:table-cell table:style-name="ce31"/>
          <table:table-cell table:style-name="ce35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9"/>
          <table:table-cell table:style-name="ce33"/>
          <table:table-cell table:style-name="ce3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8" table:number-columns-repeated="2"/>
          <table:table-cell table:number-columns-repeated="4"/>
          <table:table-cell table:style-name="ce30"/>
          <table:table-cell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2"/>
        <table:table-column table:style-name="co37" table:default-cell-style-name="ce2"/>
        <table:table-column table:style-name="co3" table:default-cell-style-name="ce2"/>
        <table:table-column table:style-name="co37" table:default-cell-style-name="ce2"/>
        <table:table-column table:style-name="co7" table:default-cell-style-name="ce2"/>
        <table:table-column table:style-name="co6" table:default-cell-style-name="ce2"/>
        <table:table-column table:style-name="co38" table:default-cell-style-name="ce2"/>
        <table:table-column table:style-name="co5" table:default-cell-style-name="ce2"/>
        <table:table-column table:style-name="co39" table:default-cell-style-name="ce2"/>
        <table:table-column table:style-name="co5" table:default-cell-style-name="ce2"/>
        <table:table-column table:style-name="co39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D2]*1.15)/100" office:value-type="float" office:value="1.15" calcext:value-type="float">
            <text:p>1,15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F2]*0.61)/100" office:value-type="float" office:value="0.61" calcext:value-type="float">
            <text:p>0,61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6" office:value-type="float" office:value="-125.6757" calcext:value-type="float">
            <text:p>-125,6757</text:p>
          </table:table-cell>
          <table:table-cell table:style-name="ce36" table:formula="of:=([.D3]*1.15)/100" office:value-type="float" office:value="-1.44527055" calcext:value-type="float">
            <text:p>-1,4453</text:p>
          </table:table-cell>
          <table:table-cell table:style-name="ce36" office:value-type="float" office:value="-129.4498" calcext:value-type="float">
            <text:p>-129,4498</text:p>
          </table:table-cell>
          <table:table-cell table:style-name="ce36" table:formula="of:=([.F3]*3.05)/100" office:value-type="float" office:value="-3.9482189" calcext:value-type="float">
            <text:p>-3,9482</text:p>
          </table:table-cell>
          <table:table-cell table:style-name="ce36" office:value-type="float" office:value="-4.8677" calcext:value-type="float">
            <text:p>-4,8677</text:p>
          </table:table-cell>
          <table:table-cell table:style-name="ce36" table:formula="of:=([.H3]*6.87)/100" office:value-type="float" office:value="-0.33441099" calcext:value-type="float">
            <text:p>-0,3344</text:p>
          </table:table-cell>
          <table:table-cell table:style-name="ce36" office:value-type="float" office:value="-3.2886" calcext:value-type="float">
            <text:p>-3,2886</text:p>
          </table:table-cell>
          <table:table-cell table:style-name="ce36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6" office:value-type="float" office:value="72.973" calcext:value-type="float">
            <text:p>72,9730</text:p>
          </table:table-cell>
          <table:table-cell table:style-name="ce36" table:formula="of:=([.D4]*1.15)/100" office:value-type="float" office:value="0.8391895" calcext:value-type="float">
            <text:p>0,8392</text:p>
          </table:table-cell>
          <table:table-cell table:style-name="ce36" office:value-type="float" office:value="79.288" calcext:value-type="float">
            <text:p>79,2880</text:p>
          </table:table-cell>
          <table:table-cell table:style-name="ce36" table:formula="of:=([.F4]*3.05)/100" office:value-type="float" office:value="2.418284" calcext:value-type="float">
            <text:p>2,418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6" office:value-type="float" office:value="64.8649" calcext:value-type="float">
            <text:p>64,8649</text:p>
          </table:table-cell>
          <table:table-cell table:style-name="ce36" table:formula="of:=([.D5]*1.15)/100" office:value-type="float" office:value="0.74594635" calcext:value-type="float">
            <text:p>0,7459</text:p>
          </table:table-cell>
          <table:table-cell table:style-name="ce36" office:value-type="float" office:value="71.521" calcext:value-type="float">
            <text:p>71,5210</text:p>
          </table:table-cell>
          <table:table-cell table:style-name="ce36" table:formula="of:=([.F5]*3.05)/100" office:value-type="float" office:value="2.1813905" calcext:value-type="float">
            <text:p>2,1814</text:p>
          </table:table-cell>
          <table:table-cell table:style-name="ce36" office:value-type="float" office:value="31.746" calcext:value-type="float">
            <text:p>31,7460</text:p>
          </table:table-cell>
          <table:table-cell table:style-name="ce36" table:formula="of:=([.H5]*6.87)/100" office:value-type="float" office:value="2.1809502" calcext:value-type="float">
            <text:p>2,1810</text:p>
          </table:table-cell>
          <table:table-cell table:style-name="ce36" office:value-type="float" office:value="36.6443" calcext:value-type="float">
            <text:p>36,6443</text:p>
          </table:table-cell>
          <table:table-cell table:style-name="ce36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6" office:value-type="float" office:value="73.9865" calcext:value-type="float">
            <text:p>73,9865</text:p>
          </table:table-cell>
          <table:table-cell table:style-name="ce36" table:formula="of:=([.D6]*1.15)/100" office:value-type="float" office:value="0.85084475" calcext:value-type="float">
            <text:p>0,8508</text:p>
          </table:table-cell>
          <table:table-cell table:style-name="ce36" office:value-type="float" office:value="80.2589" calcext:value-type="float">
            <text:p>80,2589</text:p>
          </table:table-cell>
          <table:table-cell table:style-name="ce36" table:formula="of:=([.F6]*3.05)/100" office:value-type="float" office:value="2.44789645" calcext:value-type="float">
            <text:p>2,4479</text:p>
          </table:table-cell>
          <table:table-cell table:style-name="ce36" office:value-type="float" office:value="0.3175" calcext:value-type="float">
            <text:p>0,3175</text:p>
          </table:table-cell>
          <table:table-cell table:style-name="ce36" table:formula="of:=([.H6]*6.87)/100" office:value-type="float" office:value="0.02181225" calcext:value-type="float">
            <text:p>0,0218</text:p>
          </table:table-cell>
          <table:table-cell table:style-name="ce36" office:value-type="float" office:value="0.2013" calcext:value-type="float">
            <text:p>0,2013</text:p>
          </table:table-cell>
          <table:table-cell table:style-name="ce36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6" office:value-type="float" office:value="-72.973" calcext:value-type="float">
            <text:p>-72,9730</text:p>
          </table:table-cell>
          <table:table-cell table:style-name="ce36" table:formula="of:=([.D7]*1.15)/100" office:value-type="float" office:value="-0.8391895" calcext:value-type="float">
            <text:p>-0,8392</text:p>
          </table:table-cell>
          <table:table-cell table:style-name="ce36" office:value-type="float" office:value="-79.288" calcext:value-type="float">
            <text:p>-79,2880</text:p>
          </table:table-cell>
          <table:table-cell table:style-name="ce36" table:formula="of:=([.F7]*3.05)/100" office:value-type="float" office:value="-2.418284" calcext:value-type="float">
            <text:p>-2,418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7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6" office:value-type="float" office:value="-63.1757" calcext:value-type="float">
            <text:p>-63,1757</text:p>
          </table:table-cell>
          <table:table-cell table:style-name="ce36" table:formula="of:=([.D8]*1.15)/100" office:value-type="float" office:value="-0.72652055" calcext:value-type="float">
            <text:p>-0,7265</text:p>
          </table:table-cell>
          <table:table-cell table:style-name="ce36" office:value-type="float" office:value="-70.2265" calcext:value-type="float">
            <text:p>-70,2265</text:p>
          </table:table-cell>
          <table:table-cell table:style-name="ce36" table:formula="of:=([.F8]*3.05)/100" office:value-type="float" office:value="-2.14190825" calcext:value-type="float">
            <text:p>-2,1419</text:p>
          </table:table-cell>
          <table:table-cell table:style-name="ce36" office:value-type="float" office:value="-31.2169" calcext:value-type="float">
            <text:p>-31,2169</text:p>
          </table:table-cell>
          <table:table-cell table:style-name="ce36" table:formula="of:=([.H8]*6.87)/100" office:value-type="float" office:value="-2.14460103" calcext:value-type="float">
            <text:p>-2,1446</text:p>
          </table:table-cell>
          <table:table-cell table:style-name="ce36" office:value-type="float" office:value="-57.1141" calcext:value-type="float">
            <text:p>-57,1141</text:p>
          </table:table-cell>
          <table:table-cell table:style-name="ce36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6" office:value-type="float" office:value="63.1757" calcext:value-type="float">
            <text:p>63,1757</text:p>
          </table:table-cell>
          <table:table-cell table:style-name="ce36" table:formula="of:=([.D9]*1.15)/100" office:value-type="float" office:value="0.72652055" calcext:value-type="float">
            <text:p>0,7265</text:p>
          </table:table-cell>
          <table:table-cell table:style-name="ce36" office:value-type="float" office:value="70.2265" calcext:value-type="float">
            <text:p>70,2265</text:p>
          </table:table-cell>
          <table:table-cell table:style-name="ce36" table:formula="of:=([.F9]*3.05)/100" office:value-type="float" office:value="2.14190825" calcext:value-type="float">
            <text:p>2,1419</text:p>
          </table:table-cell>
          <table:table-cell table:style-name="ce36" office:value-type="float" office:value="59.4709" calcext:value-type="float">
            <text:p>59,4709</text:p>
          </table:table-cell>
          <table:table-cell table:style-name="ce36" table:formula="of:=([.H9]*6.87)/100" office:value-type="float" office:value="4.08565083" calcext:value-type="float">
            <text:p>4,0857</text:p>
          </table:table-cell>
          <table:table-cell table:style-name="ce36" office:value-type="float" office:value="74.8993" calcext:value-type="float">
            <text:p>74,8993</text:p>
          </table:table-cell>
          <table:table-cell table:style-name="ce36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6" office:value-type="float" office:value="62.5" calcext:value-type="float">
            <text:p>62,5000</text:p>
          </table:table-cell>
          <table:table-cell table:style-name="ce36" table:formula="of:=([.D10]*1.15)/100" office:value-type="float" office:value="0.71875" calcext:value-type="float">
            <text:p>0,7188</text:p>
          </table:table-cell>
          <table:table-cell table:style-name="ce36" office:value-type="float" office:value="64.4013" calcext:value-type="float">
            <text:p>64,4013</text:p>
          </table:table-cell>
          <table:table-cell table:style-name="ce36" table:formula="of:=([.F10]*3.05)/100" office:value-type="float" office:value="1.96423965" calcext:value-type="float">
            <text:p>1,9642</text:p>
          </table:table-cell>
          <table:table-cell table:style-name="ce36" office:value-type="float" office:value="-6.8783" calcext:value-type="float">
            <text:p>-6,8783</text:p>
          </table:table-cell>
          <table:table-cell table:style-name="ce36" table:formula="of:=([.H10]*6.87)/100" office:value-type="float" office:value="-0.47253921" calcext:value-type="float">
            <text:p>-0,4725</text:p>
          </table:table-cell>
          <table:table-cell table:style-name="ce36" office:value-type="float" office:value="-4.0268" calcext:value-type="float">
            <text:p>-4,0268</text:p>
          </table:table-cell>
          <table:table-cell table:style-name="ce36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6" office:value-type="float" office:value="135.473" calcext:value-type="float">
            <text:p>135,4730</text:p>
          </table:table-cell>
          <table:table-cell table:style-name="ce36" table:formula="of:=([.D11]*1.15)/100" office:value-type="float" office:value="1.5579395" calcext:value-type="float">
            <text:p>1,5579</text:p>
          </table:table-cell>
          <table:table-cell table:style-name="ce36" office:value-type="float" office:value="138.835" calcext:value-type="float">
            <text:p>138,8350</text:p>
          </table:table-cell>
          <table:table-cell table:style-name="ce36" table:formula="of:=([.F11]*3.05)/100" office:value-type="float" office:value="4.2344675" calcext:value-type="float">
            <text:p>4,2345</text:p>
          </table:table-cell>
          <table:table-cell table:style-name="ce36" office:value-type="float" office:value="-14.0741" calcext:value-type="float">
            <text:p>-14,0741</text:p>
          </table:table-cell>
          <table:table-cell table:style-name="ce36" table:formula="of:=([.H11]*6.87)/100" office:value-type="float" office:value="-0.96689067" calcext:value-type="float">
            <text:p>-0,9669</text:p>
          </table:table-cell>
          <table:table-cell table:style-name="ce36" office:value-type="float" office:value="-8.3221" calcext:value-type="float">
            <text:p>-8,3221</text:p>
          </table:table-cell>
          <table:table-cell table:style-name="ce36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6" office:value-type="float" office:value="63.5135" calcext:value-type="float">
            <text:p>63,5135</text:p>
          </table:table-cell>
          <table:table-cell table:style-name="ce36" table:formula="of:=([.D12]*1.15)/100" office:value-type="float" office:value="0.73040525" calcext:value-type="float">
            <text:p>0,7304</text:p>
          </table:table-cell>
          <table:table-cell table:style-name="ce36" office:value-type="float" office:value="65.3722" calcext:value-type="float">
            <text:p>65,3722</text:p>
          </table:table-cell>
          <table:table-cell table:style-name="ce36" table:formula="of:=([.F12]*3.05)/100" office:value-type="float" office:value="1.9938521" calcext:value-type="float">
            <text:p>1,9939</text:p>
          </table:table-cell>
          <table:table-cell table:style-name="ce36" office:value-type="float" office:value="-6.5608" calcext:value-type="float">
            <text:p>-6,5608</text:p>
          </table:table-cell>
          <table:table-cell table:style-name="ce36" table:formula="of:=([.H12]*6.87)/100" office:value-type="float" office:value="-0.45072696" calcext:value-type="float">
            <text:p>-0,4507</text:p>
          </table:table-cell>
          <table:table-cell table:style-name="ce36" office:value-type="float" office:value="-3.8255" calcext:value-type="float">
            <text:p>-3,8255</text:p>
          </table:table-cell>
          <table:table-cell table:style-name="ce36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6" office:value-type="float" office:value="-3.3784" calcext:value-type="float">
            <text:p>-3,3784</text:p>
          </table:table-cell>
          <table:table-cell table:style-name="ce36" table:formula="of:=([.D13]*1.15)/100" office:value-type="float" office:value="-0.0388516" calcext:value-type="float">
            <text:p>-0,0389</text:p>
          </table:table-cell>
          <table:table-cell table:style-name="ce36" office:value-type="float" office:value="-3.2362" calcext:value-type="float">
            <text:p>-3,2362</text:p>
          </table:table-cell>
          <table:table-cell table:style-name="ce36" table:formula="of:=([.F13]*3.05)/100" office:value-type="float" office:value="-0.0987041" calcext:value-type="float">
            <text:p>-0,0987</text:p>
          </table:table-cell>
          <table:table-cell table:style-name="ce36" office:value-type="float" office:value="-29.3122" calcext:value-type="float">
            <text:p>-29,3122</text:p>
          </table:table-cell>
          <table:table-cell table:style-name="ce36" table:formula="of:=([.H13]*6.87)/100" office:value-type="float" office:value="-2.01374814" calcext:value-type="float">
            <text:p>-2,0137</text:p>
          </table:table-cell>
          <table:table-cell table:style-name="ce36" office:value-type="float" office:value="-18.5235" calcext:value-type="float">
            <text:p>-18,5235</text:p>
          </table:table-cell>
          <table:table-cell table:style-name="ce36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6" office:value-type="float" office:value="72.973" calcext:value-type="float">
            <text:p>72,9730</text:p>
          </table:table-cell>
          <table:table-cell table:style-name="ce36" table:formula="of:=([.D14]*1.15)/100" office:value-type="float" office:value="0.8391895" calcext:value-type="float">
            <text:p>0,8392</text:p>
          </table:table-cell>
          <table:table-cell table:style-name="ce36" office:value-type="float" office:value="79.288" calcext:value-type="float">
            <text:p>79,2880</text:p>
          </table:table-cell>
          <table:table-cell table:style-name="ce36" table:formula="of:=([.F14]*3.05)/100" office:value-type="float" office:value="2.418284" calcext:value-type="float">
            <text:p>2,4183</text:p>
          </table:table-cell>
          <table:table-cell table:style-name="ce36" office:value-type="float" office:value="62.7513" calcext:value-type="float">
            <text:p>62,7513</text:p>
          </table:table-cell>
          <table:table-cell table:style-name="ce36" table:formula="of:=([.H14]*6.87)/100" office:value-type="float" office:value="4.31101431" calcext:value-type="float">
            <text:p>4,3110</text:p>
          </table:table-cell>
          <table:table-cell table:style-name="ce36" office:value-type="float" office:value="77.047" calcext:value-type="float">
            <text:p>77,0470</text:p>
          </table:table-cell>
          <table:table-cell table:style-name="ce36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6" office:value-type="float" office:value="135.473" calcext:value-type="float">
            <text:p>135,4730</text:p>
          </table:table-cell>
          <table:table-cell table:style-name="ce36" table:formula="of:=([.D15]*1.15)/100" office:value-type="float" office:value="1.5579395" calcext:value-type="float">
            <text:p>1,5579</text:p>
          </table:table-cell>
          <table:table-cell table:style-name="ce36" office:value-type="float" office:value="138.835" calcext:value-type="float">
            <text:p>138,8350</text:p>
          </table:table-cell>
          <table:table-cell table:style-name="ce36" table:formula="of:=([.F15]*3.05)/100" office:value-type="float" office:value="4.2344675" calcext:value-type="float">
            <text:p>4,2345</text:p>
          </table:table-cell>
          <table:table-cell table:style-name="ce36" office:value-type="float" office:value="-14.0741" calcext:value-type="float">
            <text:p>-14,0741</text:p>
          </table:table-cell>
          <table:table-cell table:style-name="ce36" table:formula="of:=([.H15]*6.87)/100" office:value-type="float" office:value="-0.96689067" calcext:value-type="float">
            <text:p>-0,9669</text:p>
          </table:table-cell>
          <table:table-cell table:style-name="ce36" office:value-type="float" office:value="-8.3221" calcext:value-type="float">
            <text:p>-8,3221</text:p>
          </table:table-cell>
          <table:table-cell table:style-name="ce36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6" office:value-type="float" office:value="129.7297" calcext:value-type="float">
            <text:p>129,7297</text:p>
          </table:table-cell>
          <table:table-cell table:style-name="ce36" table:formula="of:=([.D16]*1.15)/100" office:value-type="float" office:value="1.49189155" calcext:value-type="float">
            <text:p>1,4919</text:p>
          </table:table-cell>
          <table:table-cell table:style-name="ce36" office:value-type="float" office:value="133.3333" calcext:value-type="float">
            <text:p>133,3333</text:p>
          </table:table-cell>
          <table:table-cell table:style-name="ce36" table:formula="of:=([.F16]*3.05)/100" office:value-type="float" office:value="4.06666565" calcext:value-type="float">
            <text:p>4,0667</text:p>
          </table:table-cell>
          <table:table-cell table:style-name="ce36" office:value-type="float" office:value="-16.0847" calcext:value-type="float">
            <text:p>-16,0847</text:p>
          </table:table-cell>
          <table:table-cell table:style-name="ce36" table:formula="of:=([.H16]*6.87)/100" office:value-type="float" office:value="-1.10501889" calcext:value-type="float">
            <text:p>-1,1050</text:p>
          </table:table-cell>
          <table:table-cell table:style-name="ce36" office:value-type="float" office:value="-9.5973" calcext:value-type="float">
            <text:p>-9,5973</text:p>
          </table:table-cell>
          <table:table-cell table:style-name="ce36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17]*1.15)/100" office:value-type="float" office:value="3.9628379" calcext:value-type="float">
            <text:p>3,9628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17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17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6" office:value-type="float" office:value="-11.1486" calcext:value-type="float">
            <text:p>-11,1486</text:p>
          </table:table-cell>
          <table:table-cell table:style-name="ce36" table:formula="of:=([.D18]*1.15)/100" office:value-type="float" office:value="-0.1282089" calcext:value-type="float">
            <text:p>-0,1282</text:p>
          </table:table-cell>
          <table:table-cell table:style-name="ce36" office:value-type="float" office:value="-10.6796" calcext:value-type="float">
            <text:p>-10,6796</text:p>
          </table:table-cell>
          <table:table-cell table:style-name="ce36" table:formula="of:=([.F18]*3.05)/100" office:value-type="float" office:value="-0.3257278" calcext:value-type="float">
            <text:p>-0,3257</text:p>
          </table:table-cell>
          <table:table-cell table:style-name="ce36" office:value-type="float" office:value="0.1058" calcext:value-type="float">
            <text:p>0,1058</text:p>
          </table:table-cell>
          <table:table-cell table:style-name="ce36" table:formula="of:=([.H18]*6.87)/100" office:value-type="float" office:value="0.00726846" calcext:value-type="float">
            <text:p>0,0073</text:p>
          </table:table-cell>
          <table:table-cell table:style-name="ce36" office:value-type="float" office:value="0.1595" calcext:value-type="float">
            <text:p>0,1595</text:p>
          </table:table-cell>
          <table:table-cell table:style-name="ce36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6" office:value-type="float" office:value="-11.1486" calcext:value-type="float">
            <text:p>-11,1486</text:p>
          </table:table-cell>
          <table:table-cell table:style-name="ce36" table:formula="of:=([.D19]*1.15)/100" office:value-type="float" office:value="-0.1282089" calcext:value-type="float">
            <text:p>-0,1282</text:p>
          </table:table-cell>
          <table:table-cell table:style-name="ce36" office:value-type="float" office:value="-10.6796" calcext:value-type="float">
            <text:p>-10,6796</text:p>
          </table:table-cell>
          <table:table-cell table:style-name="ce36" table:formula="of:=([.F19]*3.05)/100" office:value-type="float" office:value="-0.3257278" calcext:value-type="float">
            <text:p>-0,3257</text:p>
          </table:table-cell>
          <table:table-cell table:style-name="ce36" office:value-type="float" office:value="0.1058" calcext:value-type="float">
            <text:p>0,1058</text:p>
          </table:table-cell>
          <table:table-cell table:style-name="ce36" table:formula="of:=([.H19]*6.87)/100" office:value-type="float" office:value="0.00726846" calcext:value-type="float">
            <text:p>0,0073</text:p>
          </table:table-cell>
          <table:table-cell table:style-name="ce36" office:value-type="float" office:value="0.1595" calcext:value-type="float">
            <text:p>0,1595</text:p>
          </table:table-cell>
          <table:table-cell table:style-name="ce36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6" office:value-type="float" office:value="-9.1216" calcext:value-type="float">
            <text:p>-9,1216</text:p>
          </table:table-cell>
          <table:table-cell table:style-name="ce36" table:formula="of:=([.D20]*1.15)/100" office:value-type="float" office:value="-0.1048984" calcext:value-type="float">
            <text:p>-0,1049</text:p>
          </table:table-cell>
          <table:table-cell table:style-name="ce36" office:value-type="float" office:value="-8.7379" calcext:value-type="float">
            <text:p>-8,7379</text:p>
          </table:table-cell>
          <table:table-cell table:style-name="ce36" table:formula="of:=([.F20]*3.05)/100" office:value-type="float" office:value="-0.26650595" calcext:value-type="float">
            <text:p>-0,2665</text:p>
          </table:table-cell>
          <table:table-cell table:style-name="ce36" office:value-type="float" office:value="0.7407" calcext:value-type="float">
            <text:p>0,7407</text:p>
          </table:table-cell>
          <table:table-cell table:style-name="ce36" table:formula="of:=([.H20]*6.87)/100" office:value-type="float" office:value="0.05088609" calcext:value-type="float">
            <text:p>0,0509</text:p>
          </table:table-cell>
          <table:table-cell table:style-name="ce36" office:value-type="float" office:value="1.1164" calcext:value-type="float">
            <text:p>1,1164</text:p>
          </table:table-cell>
          <table:table-cell table:style-name="ce36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21]*1.15)/100" office:value-type="float" office:value="3.9628379" calcext:value-type="float">
            <text:p>3,9628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21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1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6" office:value-type="float" office:value="42.9054" calcext:value-type="float">
            <text:p>42,9054</text:p>
          </table:table-cell>
          <table:table-cell table:style-name="ce36" table:formula="of:=([.D22]*1.15)/100" office:value-type="float" office:value="0.4934121" calcext:value-type="float">
            <text:p>0,4934</text:p>
          </table:table-cell>
          <table:table-cell table:style-name="ce36" office:value-type="float" office:value="45.6311" calcext:value-type="float">
            <text:p>45,6311</text:p>
          </table:table-cell>
          <table:table-cell table:style-name="ce36" table:formula="of:=([.F22]*3.05)/100" office:value-type="float" office:value="1.39174855" calcext:value-type="float">
            <text:p>1,3917</text:p>
          </table:table-cell>
          <table:table-cell table:style-name="ce36" office:value-type="float" office:value="-5.7143" calcext:value-type="float">
            <text:p>-5,7143</text:p>
          </table:table-cell>
          <table:table-cell table:style-name="ce36" table:formula="of:=([.H22]*6.87)/100" office:value-type="float" office:value="-0.39257241" calcext:value-type="float">
            <text:p>-0,3926</text:p>
          </table:table-cell>
          <table:table-cell table:style-name="ce36" office:value-type="float" office:value="-3.2886" calcext:value-type="float">
            <text:p>-3,2886</text:p>
          </table:table-cell>
          <table:table-cell table:style-name="ce36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6" office:value-type="float" office:value="63.5135" calcext:value-type="float">
            <text:p>63,5135</text:p>
          </table:table-cell>
          <table:table-cell table:style-name="ce36" table:formula="of:=([.D23]*1.15)/100" office:value-type="float" office:value="0.73040525" calcext:value-type="float">
            <text:p>0,7304</text:p>
          </table:table-cell>
          <table:table-cell table:style-name="ce36" office:value-type="float" office:value="65.3722" calcext:value-type="float">
            <text:p>65,3722</text:p>
          </table:table-cell>
          <table:table-cell table:style-name="ce36" table:formula="of:=([.F23]*3.05)/100" office:value-type="float" office:value="1.9938521" calcext:value-type="float">
            <text:p>1,993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3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6" office:value-type="float" office:value="19.9324" calcext:value-type="float">
            <text:p>19,9324</text:p>
          </table:table-cell>
          <table:table-cell table:style-name="ce36" table:formula="of:=([.D24]*1.15)/100" office:value-type="float" office:value="0.2292226" calcext:value-type="float">
            <text:p>0,2292</text:p>
          </table:table-cell>
          <table:table-cell table:style-name="ce36" office:value-type="float" office:value="18.7702" calcext:value-type="float">
            <text:p>18,7702</text:p>
          </table:table-cell>
          <table:table-cell table:style-name="ce36" table:formula="of:=([.F24]*3.05)/100" office:value-type="float" office:value="0.5724911" calcext:value-type="float">
            <text:p>0,5725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5]*1.15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5]*3.05)/100" office:value-type="float" office:value="0" calcext:value-type="float">
            <text:p>0,0000</text:p>
          </table:table-cell>
          <table:table-cell table:style-name="ce36" office:value-type="float" office:value="-99.8942" calcext:value-type="float">
            <text:p>-99,8942</text:p>
          </table:table-cell>
          <table:table-cell table:style-name="ce36" table:formula="of:=([.H25]*6.87)/100" office:value-type="float" office:value="-6.86273154" calcext:value-type="float">
            <text:p>-6,8627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6]*1.15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6]*3.05)/100" office:value-type="float" office:value="0" calcext:value-type="float">
            <text:p>0,0000</text:p>
          </table:table-cell>
          <table:table-cell table:style-name="ce36" office:value-type="float" office:value="66.3492" calcext:value-type="float">
            <text:p>66,3492</text:p>
          </table:table-cell>
          <table:table-cell table:style-name="ce36" table:formula="of:=([.H26]*6.87)/100" office:value-type="float" office:value="4.55819004" calcext:value-type="float">
            <text:p>4,5582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27]*1.15)/100" office:value-type="float" office:value="0.23699315" calcext:value-type="float">
            <text:p>0,2370</text:p>
          </table:table-cell>
          <table:table-cell table:style-name="ce36" office:value-type="float" office:value="19.7411" calcext:value-type="float">
            <text:p>19,7411</text:p>
          </table:table-cell>
          <table:table-cell table:style-name="ce36" table:formula="of:=([.F27]*3.05)/100" office:value-type="float" office:value="0.60210355" calcext:value-type="float">
            <text:p>0,6021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H27]*6.87)/100" office:value-type="float" office:value="6.87" calcext:value-type="float">
            <text:p>6,87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6" office:value-type="float" office:value="17.9054" calcext:value-type="float">
            <text:p>17,9054</text:p>
          </table:table-cell>
          <table:table-cell table:style-name="ce36" table:formula="of:=([.D28]*1.15)/100" office:value-type="float" office:value="0.2059121" calcext:value-type="float">
            <text:p>0,2059</text:p>
          </table:table-cell>
          <table:table-cell table:style-name="ce36" office:value-type="float" office:value="17.1521" calcext:value-type="float">
            <text:p>17,1521</text:p>
          </table:table-cell>
          <table:table-cell table:style-name="ce36" table:formula="of:=([.F28]*3.05)/100" office:value-type="float" office:value="0.52313905" calcext:value-type="float">
            <text:p>0,5231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28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29]*1.15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29]*3.05)/100" office:value-type="float" office:value="0" calcext:value-type="float">
            <text:p>0,0000</text:p>
          </table:table-cell>
          <table:table-cell table:style-name="ce36" office:value-type="float" office:value="-28.254" calcext:value-type="float">
            <text:p>-28,2540</text:p>
          </table:table-cell>
          <table:table-cell table:style-name="ce36" table:formula="of:=([.H29]*6.87)/100" office:value-type="float" office:value="-1.9410498" calcext:value-type="float">
            <text:p>-1,9410</text:p>
          </table:table-cell>
          <table:table-cell table:style-name="ce36" office:value-type="float" office:value="-17.7852" calcext:value-type="float">
            <text:p>-17,7852</text:p>
          </table:table-cell>
          <table:table-cell table:style-name="ce36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30]*1.15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30]*3.05)/100" office:value-type="float" office:value="0" calcext:value-type="float">
            <text:p>0,0000</text:p>
          </table:table-cell>
          <table:table-cell table:style-name="ce36" office:value-type="float" office:value="28.254" calcext:value-type="float">
            <text:p>28,2540</text:p>
          </table:table-cell>
          <table:table-cell table:style-name="ce36" table:formula="of:=([.H30]*6.87)/100" office:value-type="float" office:value="1.9410498" calcext:value-type="float">
            <text:p>1,9410</text:p>
          </table:table-cell>
          <table:table-cell table:style-name="ce36" office:value-type="float" office:value="17.7852" calcext:value-type="float">
            <text:p>17,7852</text:p>
          </table:table-cell>
          <table:table-cell table:style-name="ce36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6" office:value-type="float" office:value="129.7297" calcext:value-type="float">
            <text:p>129,7297</text:p>
          </table:table-cell>
          <table:table-cell table:style-name="ce36" table:formula="of:=([.D31]*1.15)/100" office:value-type="float" office:value="1.49189155" calcext:value-type="float">
            <text:p>1,4919</text:p>
          </table:table-cell>
          <table:table-cell table:style-name="ce36" office:value-type="float" office:value="133.3333" calcext:value-type="float">
            <text:p>133,3333</text:p>
          </table:table-cell>
          <table:table-cell table:style-name="ce36" table:formula="of:=([.F31]*3.05)/100" office:value-type="float" office:value="4.06666565" calcext:value-type="float">
            <text:p>4,0667</text:p>
          </table:table-cell>
          <table:table-cell table:style-name="ce36" office:value-type="float" office:value="-16.0847" calcext:value-type="float">
            <text:p>-16,0847</text:p>
          </table:table-cell>
          <table:table-cell table:style-name="ce36" table:formula="of:=([.H31]*6.87)/100" office:value-type="float" office:value="-1.10501889" calcext:value-type="float">
            <text:p>-1,1050</text:p>
          </table:table-cell>
          <table:table-cell table:style-name="ce36" office:value-type="float" office:value="-9.5973" calcext:value-type="float">
            <text:p>-9,5973</text:p>
          </table:table-cell>
          <table:table-cell table:style-name="ce36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6" office:value-type="float" office:value="63.1757" calcext:value-type="float">
            <text:p>63,1757</text:p>
          </table:table-cell>
          <table:table-cell table:style-name="ce36" table:formula="of:=([.D32]*1.15)/100" office:value-type="float" office:value="0.72652055" calcext:value-type="float">
            <text:p>0,7265</text:p>
          </table:table-cell>
          <table:table-cell table:style-name="ce36" office:value-type="float" office:value="70.2265" calcext:value-type="float">
            <text:p>70,2265</text:p>
          </table:table-cell>
          <table:table-cell table:style-name="ce36" table:formula="of:=([.F32]*3.05)/100" office:value-type="float" office:value="2.14190825" calcext:value-type="float">
            <text:p>2,1419</text:p>
          </table:table-cell>
          <table:table-cell table:style-name="ce36" office:value-type="float" office:value="31.2169" calcext:value-type="float">
            <text:p>31,2169</text:p>
          </table:table-cell>
          <table:table-cell table:style-name="ce36" table:formula="of:=([.H32]*6.87)/100" office:value-type="float" office:value="2.14460103" calcext:value-type="float">
            <text:p>2,1446</text:p>
          </table:table-cell>
          <table:table-cell table:style-name="ce36" office:value-type="float" office:value="57.1141" calcext:value-type="float">
            <text:p>57,1141</text:p>
          </table:table-cell>
          <table:table-cell table:style-name="ce36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D33]*1.15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F33]*3.05)/100" office:value-type="float" office:value="0" calcext:value-type="float">
            <text:p>0,0000</text:p>
          </table:table-cell>
          <table:table-cell table:style-name="ce36" office:value-type="float" office:value="22.328" calcext:value-type="float">
            <text:p>22,3280</text:p>
          </table:table-cell>
          <table:table-cell table:style-name="ce36" table:formula="of:=([.H33]*6.87)/100" office:value-type="float" office:value="1.5339336" calcext:value-type="float">
            <text:p>1,5339</text:p>
          </table:table-cell>
          <table:table-cell table:style-name="ce36" office:value-type="float" office:value="13.7584" calcext:value-type="float">
            <text:p>13,7584</text:p>
          </table:table-cell>
          <table:table-cell table:style-name="ce36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6" office:value-type="float" office:value="344.5946" calcext:value-type="float">
            <text:p>344,5946</text:p>
          </table:table-cell>
          <table:table-cell table:style-name="ce36" table:formula="of:=([.D34]*1.15)/100" office:value-type="float" office:value="3.9628379" calcext:value-type="float">
            <text:p>3,9628</text:p>
          </table:table-cell>
          <table:table-cell table:style-name="ce36" office:value-type="float" office:value="32.6861" calcext:value-type="float">
            <text:p>32,6861</text:p>
          </table:table-cell>
          <table:table-cell table:style-name="ce36" table:formula="of:=([.F34]*3.05)/100" office:value-type="float" office:value="0.99692605" calcext:value-type="float">
            <text:p>0,9969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H34]*6.87)/100" office:value-type="float" office:value="0" calcext:value-type="float">
            <text:p>0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6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35]*1.15)/100" office:value-type="float" office:value="0.23699315" calcext:value-type="float">
            <text:p>0,2370</text:p>
          </table:table-cell>
          <table:table-cell table:style-name="ce36" office:value-type="float" office:value="19.4175" calcext:value-type="float">
            <text:p>19,4175</text:p>
          </table:table-cell>
          <table:table-cell table:style-name="ce36" table:formula="of:=([.F35]*3.05)/100" office:value-type="float" office:value="0.59223375" calcext:value-type="float">
            <text:p>0,5922</text:p>
          </table:table-cell>
          <table:table-cell table:style-name="ce36" office:value-type="float" office:value="-0.7407" calcext:value-type="float">
            <text:p>-0,7407</text:p>
          </table:table-cell>
          <table:table-cell table:style-name="ce36" table:formula="of:=([.H35]*6.87)/100" office:value-type="float" office:value="-0.05088609" calcext:value-type="float">
            <text:p>-0,0509</text:p>
          </table:table-cell>
          <table:table-cell table:style-name="ce36" office:value-type="float" office:value="-1.2759" calcext:value-type="float">
            <text:p>-1,2759</text:p>
          </table:table-cell>
          <table:table-cell table:style-name="ce36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6" office:value-type="float" office:value="11.1486" calcext:value-type="float">
            <text:p>11,1486</text:p>
          </table:table-cell>
          <table:table-cell table:style-name="ce36" table:formula="of:=([.D36]*1.15)/100" office:value-type="float" office:value="0.1282089" calcext:value-type="float">
            <text:p>0,1282</text:p>
          </table:table-cell>
          <table:table-cell table:style-name="ce36" office:value-type="float" office:value="10.6796" calcext:value-type="float">
            <text:p>10,6796</text:p>
          </table:table-cell>
          <table:table-cell table:style-name="ce36" table:formula="of:=([.F36]*3.05)/100" office:value-type="float" office:value="0.3257278" calcext:value-type="float">
            <text:p>0,3257</text:p>
          </table:table-cell>
          <table:table-cell table:style-name="ce36" office:value-type="float" office:value="-0.1058" calcext:value-type="float">
            <text:p>-0,1058</text:p>
          </table:table-cell>
          <table:table-cell table:style-name="ce36" table:formula="of:=([.H36]*6.87)/100" office:value-type="float" office:value="-0.00726846" calcext:value-type="float">
            <text:p>-0,0073</text:p>
          </table:table-cell>
          <table:table-cell table:style-name="ce36" office:value-type="float" office:value="-0.0159" calcext:value-type="float">
            <text:p>-0,0159</text:p>
          </table:table-cell>
          <table:table-cell table:style-name="ce36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6" office:value-type="float" office:value="20.6081" calcext:value-type="float">
            <text:p>20,6081</text:p>
          </table:table-cell>
          <table:table-cell table:style-name="ce36" table:formula="of:=([.D37]*1.15)/100" office:value-type="float" office:value="0.23699315" calcext:value-type="float">
            <text:p>0,2370</text:p>
          </table:table-cell>
          <table:table-cell table:style-name="ce36" office:value-type="float" office:value="19.7411" calcext:value-type="float">
            <text:p>19,7411</text:p>
          </table:table-cell>
          <table:table-cell table:style-name="ce36" table:formula="of:=([.F37]*3.05)/100" office:value-type="float" office:value="0.60210355" calcext:value-type="float">
            <text:p>0,6021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H37]*6.87)/100" office:value-type="float" office:value="6.87" calcext:value-type="float">
            <text:p>6,8700</text:p>
          </table:table-cell>
          <table:table-cell table:style-name="ce36" office:value-type="float" office:value="100" calcext:value-type="float">
            <text:p>100,0000</text:p>
          </table:table-cell>
          <table:table-cell table:style-name="ce36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2"/>
        <table:table-column table:style-name="co11" table:number-columns-repeated="2" table:default-cell-style-name="ce6"/>
        <table:table-column table:style-name="co5" table:default-cell-style-name="ce6"/>
        <table:table-column table:style-name="co41" table:default-cell-style-name="ce2"/>
        <table:table-column table:style-name="co42" table:default-cell-style-name="ce6"/>
        <table:table-column table:style-name="co43" table:default-cell-style-name="ce2"/>
        <table:table-column table:style-name="co44" table:default-cell-style-name="ce6"/>
        <table:table-column table:style-name="co9" table:default-cell-style-name="ce2"/>
        <table:table-column table:style-name="co11" table:number-columns-repeated="2" table:default-cell-style-name="ce2"/>
        <table:table-column table:style-name="co12" table:number-columns-repeated="1013" table:default-cell-style-name="ce2"/>
        <table:table-row table:style-name="ro1">
          <table:table-cell table:style-name="ce37" office:value-type="string" calcext:value-type="string">
            <text:p>Reaction</text:p>
          </table:table-cell>
          <table:table-cell table:style-name="ce38" office:value-type="string" calcext:value-type="string">
            <text:p>Reaction_name</text:p>
          </table:table-cell>
          <table:table-cell table:style-name="ce38" office:value-type="string" calcext:value-type="string">
            <text:p>Yeast7_ID</text:p>
          </table:table-cell>
          <table:table-cell table:style-name="ce38" office:value-type="string" calcext:value-type="string">
            <text:p>oxidative rel flux</text:p>
          </table:table-cell>
          <table:table-cell table:style-name="ce38" office:value-type="string" calcext:value-type="string">
            <text:p>oxidative exp flux</text:p>
          </table:table-cell>
          <table:table-cell table:style-name="ce38" office:value-type="string" calcext:value-type="string">
            <text:p>respiro-fermentative rel flux</text:p>
          </table:table-cell>
          <table:table-cell table:style-name="ce38" office:value-type="string" calcext:value-type="string">
            <text:p>respiro-fermentative exp flux</text:p>
          </table:table-cell>
          <table:table-cell table:style-name="ce38" office:value-type="string" calcext:value-type="string">
            <text:p>fermentative rel flux</text:p>
          </table:table-cell>
          <table:table-cell table:style-name="ce38" office:value-type="string" calcext:value-type="string">
            <text:p>fermentative exp flux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37" office:value-type="string" calcext:value-type="string">
            <text:p>D-Glucose(ex) &lt;==&gt; D-Glucose-6-phosphate</text:p>
          </table:table-cell>
          <table:table-cell table:style-name="ce38" office:value-type="string" calcext:value-type="string">
            <text:p>R01786</text:p>
          </table:table-cell>
          <table:table-cell table:style-name="ce38" office:value-type="string" calcext:value-type="string">
            <text:p>r_0534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D2]*1.56)/100" office:value-type="float" office:value="1.56" calcext:value-type="float">
            <text:p>1,5600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F2]*4.9)/100" office:value-type="float" office:value="4.9" calcext:value-type="float">
            <text:p>4,9000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Pyruvate &lt;==&gt; Phosphoenolpyruvate</text:p>
          </table:table-cell>
          <table:table-cell table:style-name="ce38" office:value-type="string" calcext:value-type="string">
            <text:p>R00200</text:p>
          </table:table-cell>
          <table:table-cell table:style-name="ce38" office:value-type="string" calcext:value-type="string">
            <text:p>r_0962</text:p>
          </table:table-cell>
          <table:table-cell table:style-name="ce39" office:value-type="float" office:value="-124.3" calcext:value-type="float">
            <text:p>-124,3000</text:p>
          </table:table-cell>
          <table:table-cell table:style-name="ce39" table:formula="of:=([.D3]*1.56)/100" office:value-type="float" office:value="-1.93908" calcext:value-type="float">
            <text:p>-1,9391</text:p>
          </table:table-cell>
          <table:table-cell table:style-name="ce39" office:value-type="float" office:value="-153.2" calcext:value-type="float">
            <text:p>-153,2000</text:p>
          </table:table-cell>
          <table:table-cell table:style-name="ce39" table:formula="of:=([.F3]*4.9)/100" office:value-type="float" office:value="-7.5068" calcext:value-type="float">
            <text:p>-7,5068</text:p>
          </table:table-cell>
          <table:table-cell table:style-name="ce39" office:value-type="float" office:value="-164.6" calcext:value-type="float">
            <text:p>-164,6000</text:p>
          </table:table-cell>
          <table:table-cell table:style-name="ce39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Pyruvate-mit + CoA &lt;==&gt; Acetyl-CoA-mit + CO2-mit</text:p>
          </table:table-cell>
          <table:table-cell table:style-name="ce38" office:value-type="string" calcext:value-type="string">
            <text:p>R00209</text:p>
          </table:table-cell>
          <table:table-cell table:style-name="ce38" office:value-type="string" calcext:value-type="string">
            <text:p>r_0961</text:p>
          </table:table-cell>
          <table:table-cell table:style-name="ce39" office:value-type="float" office:value="21.8" calcext:value-type="float">
            <text:p>21,8000</text:p>
          </table:table-cell>
          <table:table-cell table:style-name="ce39" table:formula="of:=([.D4]*1.56)/100" office:value-type="float" office:value="0.34008" calcext:value-type="float">
            <text:p>,3401</text:p>
          </table:table-cell>
          <table:table-cell table:style-name="ce39" office:value-type="float" office:value="49.5" calcext:value-type="float">
            <text:p>49,5000</text:p>
          </table:table-cell>
          <table:table-cell table:style-name="ce39" table:formula="of:=([.F4]*4.9)/100" office:value-type="float" office:value="2.4255" calcext:value-type="float">
            <text:p>2,4255</text:p>
          </table:table-cell>
          <table:table-cell table:style-name="ce39" office:value-type="float" office:value="23.7" calcext:value-type="float">
            <text:p>23,7000</text:p>
          </table:table-cell>
          <table:table-cell table:style-name="ce39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Isocitrate &lt;==&gt; 2-Oxoglutarate + CO2-mit</text:p>
          </table:table-cell>
          <table:table-cell table:style-name="ce38" office:value-type="string" calcext:value-type="string">
            <text:p>R00267</text:p>
          </table:table-cell>
          <table:table-cell table:style-name="ce38" office:value-type="string" calcext:value-type="string">
            <text:p>r_2131</text:p>
          </table:table-cell>
          <table:table-cell table:style-name="ce39" office:value-type="float" office:value="73.1" calcext:value-type="float">
            <text:p>73,1000</text:p>
          </table:table-cell>
          <table:table-cell table:style-name="ce39" table:formula="of:=([.D5]*1.56)/100" office:value-type="float" office:value="1.14036" calcext:value-type="float">
            <text:p>1,1404</text:p>
          </table:table-cell>
          <table:table-cell table:style-name="ce39" office:value-type="float" office:value="54.4" calcext:value-type="float">
            <text:p>54,4000</text:p>
          </table:table-cell>
          <table:table-cell table:style-name="ce39" table:formula="of:=([.F5]*4.9)/100" office:value-type="float" office:value="2.6656" calcext:value-type="float">
            <text:p>2,6656</text:p>
          </table:table-cell>
          <table:table-cell table:style-name="ce39" office:value-type="float" office:value="22.9" calcext:value-type="float">
            <text:p>22,9000</text:p>
          </table:table-cell>
          <table:table-cell table:style-name="ce39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(S)-Malate-mit &lt;==&gt; Oxaloacetate-mit</text:p>
          </table:table-cell>
          <table:table-cell table:style-name="ce38" office:value-type="string" calcext:value-type="string">
            <text:p>R00342</text:p>
          </table:table-cell>
          <table:table-cell table:style-name="ce38" office:value-type="string" calcext:value-type="string">
            <text:p>r_0713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6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6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Citrate + CoA &lt;==&gt; Acetyl-CoA-mit + Oxaloacetate-mit</text:p>
          </table:table-cell>
          <table:table-cell table:style-name="ce38" office:value-type="string" calcext:value-type="string">
            <text:p>R00351</text:p>
          </table:table-cell>
          <table:table-cell table:style-name="ce38" office:value-type="string" calcext:value-type="string">
            <text:p>r_0300</text:p>
          </table:table-cell>
          <table:table-cell table:style-name="ce39" office:value-type="float" office:value="-73.1" calcext:value-type="float">
            <text:p>-73,1000</text:p>
          </table:table-cell>
          <table:table-cell table:style-name="ce39" table:formula="of:=([.D7]*1.56)/100" office:value-type="float" office:value="-1.14036" calcext:value-type="float">
            <text:p>-1,1404</text:p>
          </table:table-cell>
          <table:table-cell table:style-name="ce39" office:value-type="float" office:value="-54.4" calcext:value-type="float">
            <text:p>-54,4000</text:p>
          </table:table-cell>
          <table:table-cell table:style-name="ce39" table:formula="of:=([.F7]*4.9)/100" office:value-type="float" office:value="-2.6656" calcext:value-type="float">
            <text:p>-2,6656</text:p>
          </table:table-cell>
          <table:table-cell table:style-name="ce39" office:value-type="float" office:value="-22.9" calcext:value-type="float">
            <text:p>-22,9000</text:p>
          </table:table-cell>
          <table:table-cell table:style-name="ce39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Succinate-mit + CoA &lt;==&gt; Succinyl-CoA</text:p>
          </table:table-cell>
          <table:table-cell table:style-name="ce38" office:value-type="string" calcext:value-type="string">
            <text:p>R00405</text:p>
          </table:table-cell>
          <table:table-cell table:style-name="ce38" office:value-type="string" calcext:value-type="string">
            <text:p>r_1022</text:p>
          </table:table-cell>
          <table:table-cell table:style-name="ce39" office:value-type="float" office:value="-63.4" calcext:value-type="float">
            <text:p>-63,4000</text:p>
          </table:table-cell>
          <table:table-cell table:style-name="ce39" table:formula="of:=([.D8]*1.56)/100" office:value-type="float" office:value="-0.98904" calcext:value-type="float">
            <text:p>-,9890</text:p>
          </table:table-cell>
          <table:table-cell table:style-name="ce39" office:value-type="float" office:value="-47.2" calcext:value-type="float">
            <text:p>-47,2000</text:p>
          </table:table-cell>
          <table:table-cell table:style-name="ce39" table:formula="of:=([.F8]*4.9)/100" office:value-type="float" office:value="-2.3128" calcext:value-type="float">
            <text:p>-2,3128</text:p>
          </table:table-cell>
          <table:table-cell table:style-name="ce39" office:value-type="float" office:value="-16.8" calcext:value-type="float">
            <text:p>-16,8000</text:p>
          </table:table-cell>
          <table:table-cell table:style-name="ce39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Succinate-mit &lt;==&gt; Fumarate</text:p>
          </table:table-cell>
          <table:table-cell table:style-name="ce38" office:value-type="string" calcext:value-type="string">
            <text:p>R00402</text:p>
          </table:table-cell>
          <table:table-cell table:style-name="ce38" office:value-type="string" calcext:value-type="string">
            <text:p>r_0454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9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9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Glyceraldehyde-3-phosphate &lt;==&gt; Glycerone-phosphate</text:p>
          </table:table-cell>
          <table:table-cell table:style-name="ce38" office:value-type="string" calcext:value-type="string">
            <text:p>R01015</text:p>
          </table:table-cell>
          <table:table-cell table:style-name="ce38" office:value-type="string" calcext:value-type="string">
            <text:p>r_1054</text:p>
          </table:table-cell>
          <table:table-cell table:style-name="ce39" office:value-type="float" office:value="-58.3" calcext:value-type="float">
            <text:p>-58,3000</text:p>
          </table:table-cell>
          <table:table-cell table:style-name="ce39" table:formula="of:=([.D10]*1.56)/100" office:value-type="float" office:value="-0.90948" calcext:value-type="float">
            <text:p>-,9095</text:p>
          </table:table-cell>
          <table:table-cell table:style-name="ce39" office:value-type="float" office:value="-73.1" calcext:value-type="float">
            <text:p>-73,1000</text:p>
          </table:table-cell>
          <table:table-cell table:style-name="ce39" table:formula="of:=([.F10]*4.9)/100" office:value-type="float" office:value="-3.5819" calcext:value-type="float">
            <text:p>-3,5819</text:p>
          </table:table-cell>
          <table:table-cell table:style-name="ce39" office:value-type="float" office:value="-80.5" calcext:value-type="float">
            <text:p>-80,5000</text:p>
          </table:table-cell>
          <table:table-cell table:style-name="ce39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Glyceraldehyde-3-phosphate &lt;==&gt; 3-Phospho-D-glyceroyl-phosphate</text:p>
          </table:table-cell>
          <table:table-cell table:style-name="ce38" office:value-type="string" calcext:value-type="string">
            <text:p>R01061</text:p>
          </table:table-cell>
          <table:table-cell table:style-name="ce38" office:value-type="string" calcext:value-type="string">
            <text:p>r_0486</text:p>
          </table:table-cell>
          <table:table-cell table:style-name="ce39" office:value-type="float" office:value="134.1" calcext:value-type="float">
            <text:p>134,1000</text:p>
          </table:table-cell>
          <table:table-cell table:style-name="ce39" table:formula="of:=([.D11]*1.56)/100" office:value-type="float" office:value="2.09196" calcext:value-type="float">
            <text:p>2,0920</text:p>
          </table:table-cell>
          <table:table-cell table:style-name="ce39" office:value-type="float" office:value="159.8" calcext:value-type="float">
            <text:p>159,8000</text:p>
          </table:table-cell>
          <table:table-cell table:style-name="ce39" table:formula="of:=([.F11]*4.9)/100" office:value-type="float" office:value="7.8302" calcext:value-type="float">
            <text:p>7,8302</text:p>
          </table:table-cell>
          <table:table-cell table:style-name="ce39" office:value-type="float" office:value="171" calcext:value-type="float">
            <text:p>171,0000</text:p>
          </table:table-cell>
          <table:table-cell table:style-name="ce39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Fructose-1,6-bisphosphate &lt;==&gt; Glycerone-phosphate + D-Glyceraldehyde-3-phosphate</text:p>
          </table:table-cell>
          <table:table-cell table:style-name="ce38" office:value-type="string" calcext:value-type="string">
            <text:p>R01070</text:p>
          </table:table-cell>
          <table:table-cell table:style-name="ce38" office:value-type="string" calcext:value-type="string">
            <text:p>r_0450</text:p>
          </table:table-cell>
          <table:table-cell table:style-name="ce39" office:value-type="float" office:value="60.2" calcext:value-type="float">
            <text:p>60,2000</text:p>
          </table:table-cell>
          <table:table-cell table:style-name="ce39" table:formula="of:=([.D12]*1.56)/100" office:value-type="float" office:value="0.93912" calcext:value-type="float">
            <text:p>,9391</text:p>
          </table:table-cell>
          <table:table-cell table:style-name="ce39" office:value-type="float" office:value="78.7" calcext:value-type="float">
            <text:p>78,7000</text:p>
          </table:table-cell>
          <table:table-cell table:style-name="ce39" table:formula="of:=([.F12]*4.9)/100" office:value-type="float" office:value="3.8563" calcext:value-type="float">
            <text:p>3,8563</text:p>
          </table:table-cell>
          <table:table-cell table:style-name="ce39" office:value-type="float" office:value="87.1" calcext:value-type="float">
            <text:p>87,1000</text:p>
          </table:table-cell>
          <table:table-cell table:style-name="ce39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(S)-Malate-mit &lt;==&gt; Fumarate</text:p>
          </table:table-cell>
          <table:table-cell table:style-name="ce38" office:value-type="string" calcext:value-type="string">
            <text:p>R01082</text:p>
          </table:table-cell>
          <table:table-cell table:style-name="ce38" office:value-type="string" calcext:value-type="string">
            <text:p>r_0452</text:p>
          </table:table-cell>
          <table:table-cell table:style-name="ce39" office:value-type="float" office:value="-63.4" calcext:value-type="float">
            <text:p>-63,4000</text:p>
          </table:table-cell>
          <table:table-cell table:style-name="ce39" table:formula="of:=([.D13]*1.56)/100" office:value-type="float" office:value="-0.98904" calcext:value-type="float">
            <text:p>-,9890</text:p>
          </table:table-cell>
          <table:table-cell table:style-name="ce39" office:value-type="float" office:value="-47.2" calcext:value-type="float">
            <text:p>-47,2000</text:p>
          </table:table-cell>
          <table:table-cell table:style-name="ce39" table:formula="of:=([.F13]*4.9)/100" office:value-type="float" office:value="-2.3128" calcext:value-type="float">
            <text:p>-2,3128</text:p>
          </table:table-cell>
          <table:table-cell table:style-name="ce39" office:value-type="float" office:value="-16.8" calcext:value-type="float">
            <text:p>-16,8000</text:p>
          </table:table-cell>
          <table:table-cell table:style-name="ce39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Citrate &lt;==&gt; Isocitrate</text:p>
          </table:table-cell>
          <table:table-cell table:style-name="ce38" office:value-type="string" calcext:value-type="string">
            <text:p>R01324</text:p>
          </table:table-cell>
          <table:table-cell table:style-name="ce38" office:value-type="string" calcext:value-type="string">
            <text:p>r_0302</text:p>
          </table:table-cell>
          <table:table-cell table:style-name="ce39" office:value-type="float" office:value="73.1" calcext:value-type="float">
            <text:p>73,1000</text:p>
          </table:table-cell>
          <table:table-cell table:style-name="ce39" table:formula="of:=([.D14]*1.56)/100" office:value-type="float" office:value="1.14036" calcext:value-type="float">
            <text:p>1,1404</text:p>
          </table:table-cell>
          <table:table-cell table:style-name="ce39" office:value-type="float" office:value="54.4" calcext:value-type="float">
            <text:p>54,4000</text:p>
          </table:table-cell>
          <table:table-cell table:style-name="ce39" table:formula="of:=([.F14]*4.9)/100" office:value-type="float" office:value="2.6656" calcext:value-type="float">
            <text:p>2,6656</text:p>
          </table:table-cell>
          <table:table-cell table:style-name="ce39" office:value-type="float" office:value="22.9" calcext:value-type="float">
            <text:p>22,9000</text:p>
          </table:table-cell>
          <table:table-cell table:style-name="ce39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3-Phospho-D-glycerate &lt;==&gt; 3-Phospho-D-glyceroyl-phosphate</text:p>
          </table:table-cell>
          <table:table-cell table:style-name="ce38" office:value-type="string" calcext:value-type="string">
            <text:p>R01512</text:p>
          </table:table-cell>
          <table:table-cell table:style-name="ce38" office:value-type="string" calcext:value-type="string">
            <text:p>r_0892</text:p>
          </table:table-cell>
          <table:table-cell table:style-name="ce39" office:value-type="float" office:value="-134.1" calcext:value-type="float">
            <text:p>-134,1000</text:p>
          </table:table-cell>
          <table:table-cell table:style-name="ce39" table:formula="of:=([.D15]*1.56)/100" office:value-type="float" office:value="-2.09196" calcext:value-type="float">
            <text:p>-2,0920</text:p>
          </table:table-cell>
          <table:table-cell table:style-name="ce39" office:value-type="float" office:value="-159.8" calcext:value-type="float">
            <text:p>-159,8000</text:p>
          </table:table-cell>
          <table:table-cell table:style-name="ce39" table:formula="of:=([.F15]*4.9)/100" office:value-type="float" office:value="-7.8302" calcext:value-type="float">
            <text:p>-7,8302</text:p>
          </table:table-cell>
          <table:table-cell table:style-name="ce39" office:value-type="float" office:value="-171" calcext:value-type="float">
            <text:p>-171,0000</text:p>
          </table:table-cell>
          <table:table-cell table:style-name="ce39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2-Phospho-D-glycerate &lt;==&gt; 3-Phospho-D-glycerate</text:p>
          </table:table-cell>
          <table:table-cell table:style-name="ce38" office:value-type="string" calcext:value-type="string">
            <text:p>R01518</text:p>
          </table:table-cell>
          <table:table-cell table:style-name="ce38" office:value-type="string" calcext:value-type="string">
            <text:p>r_0893</text:p>
          </table:table-cell>
          <table:table-cell table:style-name="ce39" office:value-type="float" office:value="-128.7" calcext:value-type="float">
            <text:p>-128,7000</text:p>
          </table:table-cell>
          <table:table-cell table:style-name="ce39" table:formula="of:=([.D16]*1.56)/100" office:value-type="float" office:value="-2.00772" calcext:value-type="float">
            <text:p>-2,0077</text:p>
          </table:table-cell>
          <table:table-cell table:style-name="ce39" office:value-type="float" office:value="-156.9" calcext:value-type="float">
            <text:p>-156,9000</text:p>
          </table:table-cell>
          <table:table-cell table:style-name="ce39" table:formula="of:=([.F16]*4.9)/100" office:value-type="float" office:value="-7.6881" calcext:value-type="float">
            <text:p>-7,6881</text:p>
          </table:table-cell>
          <table:table-cell table:style-name="ce39" office:value-type="float" office:value="-167.4" calcext:value-type="float">
            <text:p>-167,4000</text:p>
          </table:table-cell>
          <table:table-cell table:style-name="ce39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6-Phospho-D-gluconate &lt;==&gt; D-Ribulose-5-phosphate + CO2</text:p>
          </table:table-cell>
          <table:table-cell table:style-name="ce38" office:value-type="string" calcext:value-type="string">
            <text:p>R01528</text:p>
          </table:table-cell>
          <table:table-cell table:style-name="ce38" office:value-type="string" calcext:value-type="string">
            <text:p>r_0889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17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17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8" office:value-type="string" calcext:value-type="string">
            <text:p>R01641</text:p>
          </table:table-cell>
          <table:table-cell table:style-name="ce38" office:value-type="string" calcext:value-type="string">
            <text:p>r_1049</text:p>
          </table:table-cell>
          <table:table-cell table:style-name="ce39" office:value-type="float" office:value="-18.7" calcext:value-type="float">
            <text:p>-18,7000</text:p>
          </table:table-cell>
          <table:table-cell table:style-name="ce39" table:formula="of:=([.D18]*1.56)/100" office:value-type="float" office:value="-0.29172" calcext:value-type="float">
            <text:p>-,2917</text:p>
          </table:table-cell>
          <table:table-cell table:style-name="ce39" office:value-type="float" office:value="-10.2" calcext:value-type="float">
            <text:p>-10,2000</text:p>
          </table:table-cell>
          <table:table-cell table:style-name="ce39" table:formula="of:=([.F18]*4.9)/100" office:value-type="float" office:value="-0.4998" calcext:value-type="float">
            <text:p>-,4998</text:p>
          </table:table-cell>
          <table:table-cell table:style-name="ce39" office:value-type="float" office:value="-5.3" calcext:value-type="float">
            <text:p>-5,3000</text:p>
          </table:table-cell>
          <table:table-cell table:style-name="ce39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8" office:value-type="string" calcext:value-type="string">
            <text:p>R01827</text:p>
          </table:table-cell>
          <table:table-cell table:style-name="ce38" office:value-type="string" calcext:value-type="string">
            <text:p>r_1048</text:p>
          </table:table-cell>
          <table:table-cell table:style-name="ce39" office:value-type="float" office:value="18.7" calcext:value-type="float">
            <text:p>18,7000</text:p>
          </table:table-cell>
          <table:table-cell table:style-name="ce39" table:formula="of:=([.D19]*1.56)/100" office:value-type="float" office:value="0.29172" calcext:value-type="float">
            <text:p>,2917</text:p>
          </table:table-cell>
          <table:table-cell table:style-name="ce39" office:value-type="float" office:value="10.2" calcext:value-type="float">
            <text:p>10,2000</text:p>
          </table:table-cell>
          <table:table-cell table:style-name="ce39" table:formula="of:=([.F19]*4.9)/100" office:value-type="float" office:value="0.4998" calcext:value-type="float">
            <text:p>,4998</text:p>
          </table:table-cell>
          <table:table-cell table:style-name="ce39" office:value-type="float" office:value="5.3" calcext:value-type="float">
            <text:p>5,3000</text:p>
          </table:table-cell>
          <table:table-cell table:style-name="ce39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8" office:value-type="string" calcext:value-type="string">
            <text:p>R01830</text:p>
          </table:table-cell>
          <table:table-cell table:style-name="ce38" office:value-type="string" calcext:value-type="string">
            <text:p>r_1050</text:p>
          </table:table-cell>
          <table:table-cell table:style-name="ce39" office:value-type="float" office:value="-16.3" calcext:value-type="float">
            <text:p>-16,3000</text:p>
          </table:table-cell>
          <table:table-cell table:style-name="ce39" table:formula="of:=([.D20]*1.56)/100" office:value-type="float" office:value="-0.25428" calcext:value-type="float">
            <text:p>-,2543</text:p>
          </table:table-cell>
          <table:table-cell table:style-name="ce39" office:value-type="float" office:value="-8.5" calcext:value-type="float">
            <text:p>-8,5000</text:p>
          </table:table-cell>
          <table:table-cell table:style-name="ce39" table:formula="of:=([.F20]*4.9)/100" office:value-type="float" office:value="-0.4165" calcext:value-type="float">
            <text:p>-,4165</text:p>
          </table:table-cell>
          <table:table-cell table:style-name="ce39" office:value-type="float" office:value="-3.8" calcext:value-type="float">
            <text:p>-3,8000</text:p>
          </table:table-cell>
          <table:table-cell table:style-name="ce39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Glucose-6-phosphate &lt;==&gt; D-Glucono-1,5-lactone-6-phosphate</text:p>
          </table:table-cell>
          <table:table-cell table:style-name="ce38" office:value-type="string" calcext:value-type="string">
            <text:p>R02736</text:p>
          </table:table-cell>
          <table:table-cell table:style-name="ce38" office:value-type="string" calcext:value-type="string">
            <text:p>r_0466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21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21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Glucose-6-phosphate &lt;==&gt; D-Fructose-6-phosphate</text:p>
          </table:table-cell>
          <table:table-cell table:style-name="ce38" office:value-type="string" calcext:value-type="string">
            <text:p>R02740</text:p>
          </table:table-cell>
          <table:table-cell table:style-name="ce38" office:value-type="string" calcext:value-type="string">
            <text:p>r_0467</text:p>
          </table:table-cell>
          <table:table-cell table:style-name="ce39" office:value-type="float" office:value="25.2" calcext:value-type="float">
            <text:p>25,2000</text:p>
          </table:table-cell>
          <table:table-cell table:style-name="ce39" table:formula="of:=([.D22]*1.56)/100" office:value-type="float" office:value="0.39312" calcext:value-type="float">
            <text:p>,3931</text:p>
          </table:table-cell>
          <table:table-cell table:style-name="ce39" office:value-type="float" office:value="60" calcext:value-type="float">
            <text:p>60,0000</text:p>
          </table:table-cell>
          <table:table-cell table:style-name="ce39" table:formula="of:=([.F22]*4.9)/100" office:value-type="float" office:value="2.94" calcext:value-type="float">
            <text:p>2,9400</text:p>
          </table:table-cell>
          <table:table-cell table:style-name="ce39" office:value-type="float" office:value="77.9" calcext:value-type="float">
            <text:p>77,9000</text:p>
          </table:table-cell>
          <table:table-cell table:style-name="ce39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Fructose-6-phosphate &lt;==&gt; D-Fructose-1,6-bisphosphate</text:p>
          </table:table-cell>
          <table:table-cell table:style-name="ce38" office:value-type="string" calcext:value-type="string">
            <text:p>R04779</text:p>
          </table:table-cell>
          <table:table-cell table:style-name="ce38" office:value-type="string" calcext:value-type="string">
            <text:p>r_0886</text:p>
          </table:table-cell>
          <table:table-cell table:style-name="ce39" office:value-type="float" office:value="60.2" calcext:value-type="float">
            <text:p>60,2000</text:p>
          </table:table-cell>
          <table:table-cell table:style-name="ce39" table:formula="of:=([.D23]*1.56)/100" office:value-type="float" office:value="0.93912" calcext:value-type="float">
            <text:p>,9391</text:p>
          </table:table-cell>
          <table:table-cell table:style-name="ce39" office:value-type="float" office:value="78.7" calcext:value-type="float">
            <text:p>78,7000</text:p>
          </table:table-cell>
          <table:table-cell table:style-name="ce39" table:formula="of:=([.F23]*4.9)/100" office:value-type="float" office:value="3.8563" calcext:value-type="float">
            <text:p>3,8563</text:p>
          </table:table-cell>
          <table:table-cell table:style-name="ce39" office:value-type="float" office:value="87.1" calcext:value-type="float">
            <text:p>87,1000</text:p>
          </table:table-cell>
          <table:table-cell table:style-name="ce39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Pyruvate &lt;==&gt; Acetaldehyde</text:p>
          </table:table-cell>
          <table:table-cell table:style-name="ce38" office:value-type="string" calcext:value-type="string">
            <text:p>R00750</text:p>
          </table:table-cell>
          <table:table-cell table:style-name="ce38" office:value-type="string" calcext:value-type="string">
            <text:p>r_0959</text:p>
          </table:table-cell>
          <table:table-cell table:style-name="ce39" office:value-type="float" office:value="73.3" calcext:value-type="float">
            <text:p>73,3000</text:p>
          </table:table-cell>
          <table:table-cell table:style-name="ce39" table:formula="of:=([.D24]*1.56)/100" office:value-type="float" office:value="1.14348" calcext:value-type="float">
            <text:p>1,1435</text:p>
          </table:table-cell>
          <table:table-cell table:style-name="ce39" office:value-type="float" office:value="82.9" calcext:value-type="float">
            <text:p>82,9000</text:p>
          </table:table-cell>
          <table:table-cell table:style-name="ce39" table:formula="of:=([.F24]*4.9)/100" office:value-type="float" office:value="4.0621" calcext:value-type="float">
            <text:p>4,0621</text:p>
          </table:table-cell>
          <table:table-cell table:style-name="ce39" office:value-type="float" office:value="123.5" calcext:value-type="float">
            <text:p>123,5000</text:p>
          </table:table-cell>
          <table:table-cell table:style-name="ce39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Acetaldehyde &lt;==&gt; Ethanol</text:p>
          </table:table-cell>
          <table:table-cell table:style-name="ce38" office:value-type="string" calcext:value-type="string">
            <text:p>R02679</text:p>
          </table:table-cell>
          <table:table-cell table:style-name="ce38" office:value-type="string" calcext:value-type="string">
            <text:p>r_2115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cetaldehyde &lt;==&gt; Acetate</text:p>
          </table:table-cell>
          <table:table-cell table:style-name="ce38" office:value-type="string" calcext:value-type="string">
            <text:p>R00634</text:p>
          </table:table-cell>
          <table:table-cell table:style-name="ce38" office:value-type="string" calcext:value-type="string">
            <text:p>r_2116</text:p>
          </table:table-cell>
          <table:table-cell table:style-name="ce39" office:value-type="float" office:value="73.6" calcext:value-type="float">
            <text:p>73,6000</text:p>
          </table:table-cell>
          <table:table-cell table:style-name="ce39" table:formula="of:=([.D26]*1.56)/100" office:value-type="float" office:value="1.14816" calcext:value-type="float">
            <text:p>1,1482</text:p>
          </table:table-cell>
          <table:table-cell table:style-name="ce39" office:value-type="float" office:value="34.2" calcext:value-type="float">
            <text:p>34,2000</text:p>
          </table:table-cell>
          <table:table-cell table:style-name="ce39" table:formula="of:=([.F26]*4.9)/100" office:value-type="float" office:value="1.6758" calcext:value-type="float">
            <text:p>1,6758</text:p>
          </table:table-cell>
          <table:table-cell table:style-name="ce39" office:value-type="float" office:value="16.1" calcext:value-type="float">
            <text:p>16,1000</text:p>
          </table:table-cell>
          <table:table-cell table:style-name="ce39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Acetate &lt;==&gt; Acetyl-CoA</text:p>
          </table:table-cell>
          <table:table-cell table:style-name="ce38" office:value-type="string" calcext:value-type="string">
            <text:p>R00229</text:p>
          </table:table-cell>
          <table:table-cell table:style-name="ce38" office:value-type="string" calcext:value-type="string">
            <text:p>r_0112</text:p>
          </table:table-cell>
          <table:table-cell table:style-name="ce39" office:value-type="float" office:value="73.6" calcext:value-type="float">
            <text:p>73,6000</text:p>
          </table:table-cell>
          <table:table-cell table:style-name="ce39" table:formula="of:=([.D27]*1.56)/100" office:value-type="float" office:value="1.14816" calcext:value-type="float">
            <text:p>1,1482</text:p>
          </table:table-cell>
          <table:table-cell table:style-name="ce39" office:value-type="float" office:value="19.5" calcext:value-type="float">
            <text:p>19,5000</text:p>
          </table:table-cell>
          <table:table-cell table:style-name="ce39" table:formula="of:=([.F27]*4.9)/100" office:value-type="float" office:value="0.9555" calcext:value-type="float">
            <text:p>,9555</text:p>
          </table:table-cell>
          <table:table-cell table:style-name="ce39" office:value-type="float" office:value="11.1" calcext:value-type="float">
            <text:p>11,1000</text:p>
          </table:table-cell>
          <table:table-cell table:style-name="ce39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Pyruvate + CO2 &lt;==&gt; Oxaloacetate</text:p>
          </table:table-cell>
          <table:table-cell table:style-name="ce38" office:value-type="string" calcext:value-type="string">
            <text:p>R00344</text:p>
          </table:table-cell>
          <table:table-cell table:style-name="ce38" office:value-type="string" calcext:value-type="string">
            <text:p>r_0958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(S)-Malate &lt;==&gt; Glyoxylate-cyt + Acetyl-CoA</text:p>
          </table:table-cell>
          <table:table-cell table:style-name="ce38" office:value-type="string" calcext:value-type="string">
            <text:p>R00472</text:p>
          </table:table-cell>
          <table:table-cell table:style-name="ce38" office:value-type="string" calcext:value-type="string">
            <text:p>r_0716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7" office:value-type="string" calcext:value-type="string">
            <text:p>Isocitrate-cyt &lt;==&gt; Succinate + Glyoxylate-cyt</text:p>
          </table:table-cell>
          <table:table-cell table:style-name="ce38" office:value-type="string" calcext:value-type="string">
            <text:p>R00479</text:p>
          </table:table-cell>
          <table:table-cell table:style-name="ce38" office:value-type="string" calcext:value-type="string">
            <text:p>r_0662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2-Phospho-D-glycerate &lt;==&gt; Phosphoenolpyruvate</text:p>
          </table:table-cell>
          <table:table-cell table:style-name="ce38" office:value-type="string" calcext:value-type="string">
            <text:p>R00658</text:p>
          </table:table-cell>
          <table:table-cell table:style-name="ce38" office:value-type="string" calcext:value-type="string">
            <text:p>r_0366</text:p>
          </table:table-cell>
          <table:table-cell table:style-name="ce39" office:value-type="float" office:value="128.7" calcext:value-type="float">
            <text:p>128,7000</text:p>
          </table:table-cell>
          <table:table-cell table:style-name="ce39" table:formula="of:=([.D31]*1.56)/100" office:value-type="float" office:value="2.00772" calcext:value-type="float">
            <text:p>2,0077</text:p>
          </table:table-cell>
          <table:table-cell table:style-name="ce39" office:value-type="float" office:value="156.9" calcext:value-type="float">
            <text:p>156,9000</text:p>
          </table:table-cell>
          <table:table-cell table:style-name="ce39" table:formula="of:=([.F31]*4.9)/100" office:value-type="float" office:value="7.6881" calcext:value-type="float">
            <text:p>7,6881</text:p>
          </table:table-cell>
          <table:table-cell table:style-name="ce39" office:value-type="float" office:value="167.4" calcext:value-type="float">
            <text:p>167,4000</text:p>
          </table:table-cell>
          <table:table-cell table:style-name="ce39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2-Oxoglutarate + CoA &lt;==&gt; Succinyl-CoA + CO2-mit</text:p>
          </table:table-cell>
          <table:table-cell table:style-name="ce38" office:value-type="string" calcext:value-type="string">
            <text:p>R08549</text:p>
          </table:table-cell>
          <table:table-cell table:style-name="ce38" office:value-type="string" calcext:value-type="string">
            <text:p>r_0832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32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32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Oxaloacetate &lt;==&gt; Phosphoenolpyruvate + CO2</text:p>
          </table:table-cell>
          <table:table-cell table:style-name="ce38" office:value-type="string" calcext:value-type="string">
            <text:p>R00341</text:p>
          </table:table-cell>
          <table:table-cell table:style-name="ce38" office:value-type="string" calcext:value-type="string">
            <text:p>r_0884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37" office:value-type="string" calcext:value-type="string">
            <text:p>D-Glucono-1,5-lactone-6-phosphate &lt;==&gt; 6-Phospho-D-gluconate</text:p>
          </table:table-cell>
          <table:table-cell table:style-name="ce38" office:value-type="string" calcext:value-type="string">
            <text:p>R02035</text:p>
          </table:table-cell>
          <table:table-cell table:style-name="ce38" office:value-type="string" calcext:value-type="string">
            <text:p>r_0091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34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34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34]*8.23)/100" office:value-type="float" office:value="1.24273" calcext:value-type="float">
            <text:p>1,2427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37" office:value-type="string" calcext:value-type="string">
            <text:p>D-Ribulose-5-phosphate &lt;==&gt; D-Xylulose-5-phosphate</text:p>
          </table:table-cell>
          <table:table-cell table:style-name="ce38" office:value-type="string" calcext:value-type="string">
            <text:p>R01529</text:p>
          </table:table-cell>
          <table:table-cell table:style-name="ce38" office:value-type="string" calcext:value-type="string">
            <text:p>r_0984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D-Ribose-5-phosphate &lt;==&gt; D-Ribulose-5-phosphate</text:p>
          </table:table-cell>
          <table:table-cell table:style-name="ce38" office:value-type="string" calcext:value-type="string">
            <text:p>R01056</text:p>
          </table:table-cell>
          <table:table-cell table:style-name="ce38" office:value-type="string" calcext:value-type="string">
            <text:p>r_0982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(S)-Malate-mit &lt;==&gt; Pyruvate + CO2</text:p>
          </table:table-cell>
          <table:table-cell table:style-name="ce38" office:value-type="string" calcext:value-type="string">
            <text:p>R00214</text:p>
          </table:table-cell>
          <table:table-cell table:style-name="ce38" office:value-type="string" calcext:value-type="string">
            <text:p>r_0718</text:p>
          </table:table-cell>
          <table:table-cell table:style-name="ce39" office:value-type="float" office:value="7.2" calcext:value-type="float">
            <text:p>7,2000</text:p>
          </table:table-cell>
          <table:table-cell table:style-name="ce39" table:formula="of:=([.D37]*1.56)/100" office:value-type="float" office:value="0.11232" calcext:value-type="float">
            <text:p>,1123</text:p>
          </table:table-cell>
          <table:table-cell table:style-name="ce39" office:value-type="float" office:value="14.5" calcext:value-type="float">
            <text:p>14,5000</text:p>
          </table:table-cell>
          <table:table-cell table:style-name="ce39" table:formula="of:=([.F37]*4.9)/100" office:value-type="float" office:value="0.7105" calcext:value-type="float">
            <text:p>,7105</text:p>
          </table:table-cell>
          <table:table-cell table:style-name="ce39" office:value-type="float" office:value="20.9" calcext:value-type="float">
            <text:p>20,9000</text:p>
          </table:table-cell>
          <table:table-cell table:style-name="ce39" table:formula="of:=([.H37]*8.23)/100" office:value-type="float" office:value="1.72007" calcext:value-type="float">
            <text:p>1,7201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37" office:value-type="string" calcext:value-type="string">
            <text:p>Pyruvate + CO2 &lt;==&gt; Oxaloacetate</text:p>
          </table:table-cell>
          <table:table-cell table:style-name="ce38" office:value-type="string" calcext:value-type="string">
            <text:p>R00217</text:p>
          </table:table-cell>
          <table:table-cell table:style-name="ce38" office:value-type="string" calcext:value-type="string">
            <text:p>r_0958</text:p>
          </table:table-cell>
          <table:table-cell table:style-name="ce39" office:value-type="float" office:value="23.8" calcext:value-type="float">
            <text:p>23,8000</text:p>
          </table:table-cell>
          <table:table-cell table:style-name="ce39" table:formula="of:=([.D38]*1.56)/100" office:value-type="float" office:value="0.37128" calcext:value-type="float">
            <text:p>,3713</text:p>
          </table:table-cell>
          <table:table-cell table:style-name="ce39" office:value-type="float" office:value="27.4" calcext:value-type="float">
            <text:p>27,4000</text:p>
          </table:table-cell>
          <table:table-cell table:style-name="ce39" table:formula="of:=([.F38]*4.9)/100" office:value-type="float" office:value="1.3426" calcext:value-type="float">
            <text:p>1,3426</text:p>
          </table:table-cell>
          <table:table-cell table:style-name="ce39" office:value-type="float" office:value="31.4" calcext:value-type="float">
            <text:p>31,4000</text:p>
          </table:table-cell>
          <table:table-cell table:style-name="ce39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Pyruvate &lt;==&gt; Pyruvate-mit</text:p>
          </table:table-cell>
          <table:table-cell table:style-name="ce38" office:value-type="string" calcext:value-type="string">
            <text:p>transport</text:p>
          </table:table-cell>
          <table:table-cell table:style-name="ce38" office:value-type="string" calcext:value-type="string">
            <text:p>r_2034</text:p>
          </table:table-cell>
          <table:table-cell table:style-name="ce39" office:value-type="float" office:value="27" calcext:value-type="float">
            <text:p>27,0000</text:p>
          </table:table-cell>
          <table:table-cell table:style-name="ce39" table:formula="of:=([.D39]*1.56)/100" office:value-type="float" office:value="0.4212" calcext:value-type="float">
            <text:p>,4212</text:p>
          </table:table-cell>
          <table:table-cell table:style-name="ce39" office:value-type="float" office:value="42.8" calcext:value-type="float">
            <text:p>42,8000</text:p>
          </table:table-cell>
          <table:table-cell table:style-name="ce39" table:formula="of:=([.F39]*4.9)/100" office:value-type="float" office:value="2.0972" calcext:value-type="float">
            <text:p>2,0972</text:p>
          </table:table-cell>
          <table:table-cell table:style-name="ce39" office:value-type="float" office:value="9.7" calcext:value-type="float">
            <text:p>9,7000</text:p>
          </table:table-cell>
          <table:table-cell table:style-name="ce39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Oxaloacetate &lt;==&gt; Oxaloacetate-mit</text:p>
          </table:table-cell>
          <table:table-cell table:style-name="ce38" office:value-type="string" calcext:value-type="string">
            <text:p>transport</text:p>
          </table:table-cell>
          <table:table-cell table:style-name="ce38" office:value-type="string" calcext:value-type="string">
            <text:p>r_1239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D40]*1.56)/100" office:value-type="float" office:value="0.26208" calcext:value-type="float">
            <text:p>,2621</text:p>
          </table:table-cell>
          <table:table-cell table:style-name="ce39" office:value-type="float" office:value="21.7" calcext:value-type="float">
            <text:p>21,7000</text:p>
          </table:table-cell>
          <table:table-cell table:style-name="ce39" table:formula="of:=([.F40]*4.9)/100" office:value-type="float" office:value="1.0633" calcext:value-type="float">
            <text:p>1,0633</text:p>
          </table:table-cell>
          <table:table-cell table:style-name="ce39" office:value-type="float" office:value="27.1" calcext:value-type="float">
            <text:p>27,1000</text:p>
          </table:table-cell>
          <table:table-cell table:style-name="ce39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style-name="ce37"/>
          <table:table-cell table:style-name="ce38" table:number-columns-repeated="3"/>
          <table:table-cell/>
          <table:table-cell table:style-name="ce38"/>
          <table:table-cell/>
          <table:table-cell table:style-name="ce38"/>
          <table:table-cell table:number-columns-repeated="1016"/>
        </table:table-row>
        <table:table-row table:style-name="ro1">
          <table:table-cell table:style-name="ce37"/>
          <table:table-cell table:style-name="ce38" table:number-columns-repeated="2"/>
          <table:table-cell table:style-name="ce40" table:number-columns-repeated="3"/>
          <table:table-cell/>
          <table:table-cell table:style-name="ce38"/>
          <table:table-cell table:number-columns-repeated="1016"/>
        </table:table-row>
        <table:table-row table:style-name="ro1" table:number-rows-repeated="2">
          <table:table-cell table:style-name="ce37"/>
          <table:table-cell table:style-name="ce38" table:number-columns-repeated="3"/>
          <table:table-cell/>
          <table:table-cell table:style-name="ce38"/>
          <table:table-cell/>
          <table:table-cell table:style-name="ce38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10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46" table:default-cell-style-name="ce6"/>
        <table:table-column table:style-name="co34" table:default-cell-style-name="ce6"/>
        <table:table-column table:style-name="co51" table:default-cell-style-name="ce6"/>
        <table:table-column table:style-name="co52" table:default-cell-style-name="ce10"/>
        <table:table-column table:style-name="co53" table:default-cell-style-name="ce2"/>
        <table:table-column table:style-name="co50" table:default-cell-style-name="ce2"/>
        <table:table-column table:style-name="co46" table:default-cell-style-name="ce2"/>
        <table:table-column table:style-name="co50" table:default-cell-style-name="ce2"/>
        <table:table-column table:style-name="co46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6" office:value-type="string" calcext:value-type="string">
            <text:p>MIG1 rel flux</text:p>
          </table:table-cell>
          <table:table-cell table:style-name="ce6" office:value-type="string" calcext:value-type="string">
            <text:p>MIG1 exp flux</text:p>
          </table:table-cell>
          <table:table-cell table:style-name="ce6" office:value-type="string" calcext:value-type="string">
            <text:p>GRR1 rel flux</text:p>
          </table:table-cell>
          <table:table-cell table:style-name="ce6" office:value-type="string" calcext:value-type="string">
            <text:p>GRR1 exp flux</text:p>
          </table:table-cell>
          <table:table-cell table:style-name="ce6" office:value-type="string" calcext:value-type="string">
            <text:p>HXK2 rel flux</text:p>
          </table:table-cell>
          <table:table-cell table:style-name="ce6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3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D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F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H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J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L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3" office:value-type="float" office:value="-164.821428571429" calcext:value-type="float">
            <text:p>-164,8214</text:p>
          </table:table-cell>
          <table:table-cell table:style-name="ce43" table:formula="of:=([.D3]*1.5)/100" office:value-type="float" office:value="-2.47232142857144" calcext:value-type="float">
            <text:p>-2,4723</text:p>
          </table:table-cell>
          <table:table-cell table:style-name="ce43" office:value-type="float" office:value="-171.171171171171" calcext:value-type="float">
            <text:p>-171,1712</text:p>
          </table:table-cell>
          <table:table-cell table:style-name="ce43" table:formula="of:=([.F3]*1.5)/100" office:value-type="float" office:value="-2.56756756756757" calcext:value-type="float">
            <text:p>-2,5676</text:p>
          </table:table-cell>
          <table:table-cell table:style-name="ce43" office:value-type="float" office:value="-158.421052631579" calcext:value-type="float">
            <text:p>-158,4211</text:p>
          </table:table-cell>
          <table:table-cell table:style-name="ce43" table:formula="of:=([.H3]*1.5)/100" office:value-type="float" office:value="-2.37631578947368" calcext:value-type="float">
            <text:p>-2,3763</text:p>
          </table:table-cell>
          <table:table-cell table:style-name="ce43" office:value-type="float" office:value="-171.138211382114" calcext:value-type="float">
            <text:p>-171,1382</text:p>
          </table:table-cell>
          <table:table-cell table:style-name="ce43" table:formula="of:=([.J3]*1.5)/100" office:value-type="float" office:value="-2.56707317073171" calcext:value-type="float">
            <text:p>-2,5671</text:p>
          </table:table-cell>
          <table:table-cell table:style-name="ce43" office:value-type="float" office:value="-169.230769230769" calcext:value-type="float">
            <text:p>-169,2308</text:p>
          </table:table-cell>
          <table:table-cell table:style-name="ce43" table:formula="of:=([.L3]*1.5)/100" office:value-type="float" office:value="-2.53846153846153" calcext:value-type="float">
            <text:p>-2,5385</text:p>
          </table:table-cell>
          <table:table-cell table:style-name="ce43" office:value-type="float" office:value="-167.692307692308" calcext:value-type="float">
            <text:p>-167,6923</text:p>
          </table:table-cell>
          <table:table-cell table:style-name="ce43" table:formula="of:=([.N3]*1.5)/100" office:value-type="float" office:value="-2.51538461538462" calcext:value-type="float">
            <text:p>-2,5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3" office:value-type="float" office:value="2.23214285714286" calcext:value-type="float">
            <text:p>2,2321</text:p>
          </table:table-cell>
          <table:table-cell table:style-name="ce43" table:formula="of:=([.D4]*1.5)/100" office:value-type="float" office:value="0.0334821428571429" calcext:value-type="float">
            <text:p>0,0335</text:p>
          </table:table-cell>
          <table:table-cell table:style-name="ce43" office:value-type="float" office:value="3.87387387387387" calcext:value-type="float">
            <text:p>3,8739</text:p>
          </table:table-cell>
          <table:table-cell table:style-name="ce43" table:formula="of:=([.F4]*1.5)/100" office:value-type="float" office:value="0.0581081081081081" calcext:value-type="float">
            <text:p>0,0581</text:p>
          </table:table-cell>
          <table:table-cell table:style-name="ce43" office:value-type="float" office:value="0.657894736842105" calcext:value-type="float">
            <text:p>0,6579</text:p>
          </table:table-cell>
          <table:table-cell table:style-name="ce43" table:formula="of:=([.H4]*1.5)/100" office:value-type="float" office:value="0.00986842105263158" calcext:value-type="float">
            <text:p>0,0099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4]*1.5)/100" office:value-type="float" office:value="0" calcext:value-type="float">
            <text:p>0,0000</text:p>
          </table:table-cell>
          <table:table-cell table:style-name="ce43" office:value-type="float" office:value="44.8076923076923" calcext:value-type="float">
            <text:p>44,8077</text:p>
          </table:table-cell>
          <table:table-cell table:style-name="ce43" table:formula="of:=([.L4]*1.5)/100" office:value-type="float" office:value="0.672115384615385" calcext:value-type="float">
            <text:p>0,6721</text:p>
          </table:table-cell>
          <table:table-cell table:style-name="ce43" office:value-type="float" office:value="47.6923076923077" calcext:value-type="float">
            <text:p>47,6923</text:p>
          </table:table-cell>
          <table:table-cell table:style-name="ce43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5]*1.5)/100" office:value-type="float" office:value="0.0575892857142857" calcext:value-type="float">
            <text:p>0,0576</text:p>
          </table:table-cell>
          <table:table-cell table:style-name="ce43" office:value-type="float" office:value="4.86486486486487" calcext:value-type="float">
            <text:p>4,8649</text:p>
          </table:table-cell>
          <table:table-cell table:style-name="ce43" table:formula="of:=([.F5]*1.5)/100" office:value-type="float" office:value="0.0729729729729731" calcext:value-type="float">
            <text:p>0,0730</text:p>
          </table:table-cell>
          <table:table-cell table:style-name="ce43" office:value-type="float" office:value="2.76315789473684" calcext:value-type="float">
            <text:p>2,7632</text:p>
          </table:table-cell>
          <table:table-cell table:style-name="ce43" table:formula="of:=([.H5]*1.5)/100" office:value-type="float" office:value="0.0414473684210526" calcext:value-type="float">
            <text:p>0,0414</text:p>
          </table:table-cell>
          <table:table-cell table:style-name="ce43" office:value-type="float" office:value="2.68292682926829" calcext:value-type="float">
            <text:p>2,6829</text:p>
          </table:table-cell>
          <table:table-cell table:style-name="ce43" table:formula="of:=([.J5]*1.5)/100" office:value-type="float" office:value="0.0402439024390244" calcext:value-type="float">
            <text:p>0,0402</text:p>
          </table:table-cell>
          <table:table-cell table:style-name="ce43" office:value-type="float" office:value="43.8461538461538" calcext:value-type="float">
            <text:p>43,8462</text:p>
          </table:table-cell>
          <table:table-cell table:style-name="ce43" table:formula="of:=([.L5]*1.5)/100" office:value-type="float" office:value="0.657692307692307" calcext:value-type="float">
            <text:p>0,6577</text:p>
          </table:table-cell>
          <table:table-cell table:style-name="ce43" office:value-type="float" office:value="46.7307692307692" calcext:value-type="float">
            <text:p>46,7308</text:p>
          </table:table-cell>
          <table:table-cell table:style-name="ce43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6]*1.5)/100" office:value-type="float" office:value="0.0575892857142857" calcext:value-type="float">
            <text:p>0,0576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F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L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3" office:value-type="float" office:value="-0.982142857142857" calcext:value-type="float">
            <text:p>-0,9821</text:p>
          </table:table-cell>
          <table:table-cell table:style-name="ce43" table:formula="of:=([.D7]*1.5)/100" office:value-type="float" office:value="-0.0147321428571429" calcext:value-type="float">
            <text:p>-0,0147</text:p>
          </table:table-cell>
          <table:table-cell table:style-name="ce43" office:value-type="float" office:value="-1.89189189189189" calcext:value-type="float">
            <text:p>-1,8919</text:p>
          </table:table-cell>
          <table:table-cell table:style-name="ce43" table:formula="of:=([.F7]*1.5)/100" office:value-type="float" office:value="-0.0283783783783784" calcext:value-type="float">
            <text:p>-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7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7]*1.5)/100" office:value-type="float" office:value="0" calcext:value-type="float">
            <text:p>0,0000</text:p>
          </table:table-cell>
          <table:table-cell table:style-name="ce43" office:value-type="float" office:value="-40.1923076923077" calcext:value-type="float">
            <text:p>-40,1923</text:p>
          </table:table-cell>
          <table:table-cell table:style-name="ce43" table:formula="of:=([.L7]*1.5)/100" office:value-type="float" office:value="-0.602884615384615" calcext:value-type="float">
            <text:p>-0,6029</text:p>
          </table:table-cell>
          <table:table-cell table:style-name="ce43" office:value-type="float" office:value="-43.0769230769231" calcext:value-type="float">
            <text:p>-43,0769</text:p>
          </table:table-cell>
          <table:table-cell table:style-name="ce43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3" office:value-type="float" office:value="0.982142857142857" calcext:value-type="float">
            <text:p>0,9821</text:p>
          </table:table-cell>
          <table:table-cell table:style-name="ce43" table:formula="of:=([.D8]*1.5)/100" office:value-type="float" office:value="0.0147321428571429" calcext:value-type="float">
            <text:p>0,0147</text:p>
          </table:table-cell>
          <table:table-cell table:style-name="ce43" office:value-type="float" office:value="1.89189189189189" calcext:value-type="float">
            <text:p>1,8919</text:p>
          </table:table-cell>
          <table:table-cell table:style-name="ce43" table:formula="of:=([.F8]*1.5)/100" office:value-type="float" office:value="0.0283783783783784" calcext:value-type="float">
            <text:p>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8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8]*1.5)/100" office:value-type="float" office:value="0" calcext:value-type="float">
            <text:p>0,0000</text:p>
          </table:table-cell>
          <table:table-cell table:style-name="ce43" office:value-type="float" office:value="40.1923076923077" calcext:value-type="float">
            <text:p>40,1923</text:p>
          </table:table-cell>
          <table:table-cell table:style-name="ce43" table:formula="of:=([.L8]*1.5)/100" office:value-type="float" office:value="0.602884615384615" calcext:value-type="float">
            <text:p>0,6029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3" office:value-type="float" office:value="-88.3035714285714" calcext:value-type="float">
            <text:p>-88,3036</text:p>
          </table:table-cell>
          <table:table-cell table:style-name="ce43" table:formula="of:=([.D9]*1.5)/100" office:value-type="float" office:value="-1.32455357142857" calcext:value-type="float">
            <text:p>-1,3246</text:p>
          </table:table-cell>
          <table:table-cell table:style-name="ce43" office:value-type="float" office:value="-88.5585585585586" calcext:value-type="float">
            <text:p>-88,5586</text:p>
          </table:table-cell>
          <table:table-cell table:style-name="ce43" table:formula="of:=([.F9]*1.5)/100" office:value-type="float" office:value="-1.32837837837838" calcext:value-type="float">
            <text:p>-1,3284</text:p>
          </table:table-cell>
          <table:table-cell table:style-name="ce43" office:value-type="float" office:value="-88.0263157894737" calcext:value-type="float">
            <text:p>-88,0263</text:p>
          </table:table-cell>
          <table:table-cell table:style-name="ce43" table:formula="of:=([.H9]*1.5)/100" office:value-type="float" office:value="-1.32039473684211" calcext:value-type="float">
            <text:p>-1,3204</text:p>
          </table:table-cell>
          <table:table-cell table:style-name="ce43" office:value-type="float" office:value="-89.1869918699187" calcext:value-type="float">
            <text:p>-89,1870</text:p>
          </table:table-cell>
          <table:table-cell table:style-name="ce43" table:formula="of:=([.J9]*1.5)/100" office:value-type="float" office:value="-1.33780487804878" calcext:value-type="float">
            <text:p>-1,3378</text:p>
          </table:table-cell>
          <table:table-cell table:style-name="ce43" office:value-type="float" office:value="-86.9230769230769" calcext:value-type="float">
            <text:p>-86,9231</text:p>
          </table:table-cell>
          <table:table-cell table:style-name="ce43" table:formula="of:=([.L9]*1.5)/100" office:value-type="float" office:value="-1.30384615384615" calcext:value-type="float">
            <text:p>-1,3038</text:p>
          </table:table-cell>
          <table:table-cell table:style-name="ce43" office:value-type="float" office:value="-85.1923076923077" calcext:value-type="float">
            <text:p>-85,1923</text:p>
          </table:table-cell>
          <table:table-cell table:style-name="ce43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3" office:value-type="float" office:value="166.25" calcext:value-type="float">
            <text:p>166,2500</text:p>
          </table:table-cell>
          <table:table-cell table:style-name="ce43" table:formula="of:=([.D10]*1.5)/100" office:value-type="float" office:value="2.49375" calcext:value-type="float">
            <text:p>2,4938</text:p>
          </table:table-cell>
          <table:table-cell table:style-name="ce43" office:value-type="float" office:value="172.702702702703" calcext:value-type="float">
            <text:p>172,7027</text:p>
          </table:table-cell>
          <table:table-cell table:style-name="ce43" table:formula="of:=([.F10]*1.5)/100" office:value-type="float" office:value="2.59054054054054" calcext:value-type="float">
            <text:p>2,5905</text:p>
          </table:table-cell>
          <table:table-cell table:style-name="ce43" office:value-type="float" office:value="159.868421052632" calcext:value-type="float">
            <text:p>159,8684</text:p>
          </table:table-cell>
          <table:table-cell table:style-name="ce43" table:formula="of:=([.H10]*1.5)/100" office:value-type="float" office:value="2.39802631578948" calcext:value-type="float">
            <text:p>2,3980</text:p>
          </table:table-cell>
          <table:table-cell table:style-name="ce43" office:value-type="float" office:value="172.520325203252" calcext:value-type="float">
            <text:p>172,5203</text:p>
          </table:table-cell>
          <table:table-cell table:style-name="ce43" table:formula="of:=([.J10]*1.5)/100" office:value-type="float" office:value="2.58780487804878" calcext:value-type="float">
            <text:p>2,5878</text:p>
          </table:table-cell>
          <table:table-cell table:style-name="ce43" office:value-type="float" office:value="170.961538461538" calcext:value-type="float">
            <text:p>170,9615</text:p>
          </table:table-cell>
          <table:table-cell table:style-name="ce43" table:formula="of:=([.L10]*1.5)/100" office:value-type="float" office:value="2.56442307692307" calcext:value-type="float">
            <text:p>2,5644</text:p>
          </table:table-cell>
          <table:table-cell table:style-name="ce43" office:value-type="float" office:value="169.423076923077" calcext:value-type="float">
            <text:p>169,4231</text:p>
          </table:table-cell>
          <table:table-cell table:style-name="ce43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3" office:value-type="float" office:value="88.3035714285714" calcext:value-type="float">
            <text:p>88,3036</text:p>
          </table:table-cell>
          <table:table-cell table:style-name="ce43" table:formula="of:=([.D11]*1.5)/100" office:value-type="float" office:value="1.32455357142857" calcext:value-type="float">
            <text:p>1,3246</text:p>
          </table:table-cell>
          <table:table-cell table:style-name="ce43" office:value-type="float" office:value="88.5585585585586" calcext:value-type="float">
            <text:p>88,5586</text:p>
          </table:table-cell>
          <table:table-cell table:style-name="ce43" table:formula="of:=([.F11]*1.5)/100" office:value-type="float" office:value="1.32837837837838" calcext:value-type="float">
            <text:p>1,3284</text:p>
          </table:table-cell>
          <table:table-cell table:style-name="ce43" office:value-type="float" office:value="88.0263157894737" calcext:value-type="float">
            <text:p>88,0263</text:p>
          </table:table-cell>
          <table:table-cell table:style-name="ce43" table:formula="of:=([.H11]*1.5)/100" office:value-type="float" office:value="1.32039473684211" calcext:value-type="float">
            <text:p>1,3204</text:p>
          </table:table-cell>
          <table:table-cell table:style-name="ce43" office:value-type="float" office:value="89.1869918699187" calcext:value-type="float">
            <text:p>89,1870</text:p>
          </table:table-cell>
          <table:table-cell table:style-name="ce43" table:formula="of:=([.J11]*1.5)/100" office:value-type="float" office:value="1.33780487804878" calcext:value-type="float">
            <text:p>1,3378</text:p>
          </table:table-cell>
          <table:table-cell table:style-name="ce43" office:value-type="float" office:value="86.9230769230769" calcext:value-type="float">
            <text:p>86,9231</text:p>
          </table:table-cell>
          <table:table-cell table:style-name="ce43" table:formula="of:=([.L11]*1.5)/100" office:value-type="float" office:value="1.30384615384615" calcext:value-type="float">
            <text:p>1,3038</text:p>
          </table:table-cell>
          <table:table-cell table:style-name="ce43" office:value-type="float" office:value="85.1923076923077" calcext:value-type="float">
            <text:p>85,1923</text:p>
          </table:table-cell>
          <table:table-cell table:style-name="ce43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3" office:value-type="float" office:value="-0.982142857142857" calcext:value-type="float">
            <text:p>-0,9821</text:p>
          </table:table-cell>
          <table:table-cell table:style-name="ce43" table:formula="of:=([.D12]*1.5)/100" office:value-type="float" office:value="-0.0147321428571429" calcext:value-type="float">
            <text:p>-0,0147</text:p>
          </table:table-cell>
          <table:table-cell table:style-name="ce43" office:value-type="float" office:value="-1.89189189189189" calcext:value-type="float">
            <text:p>-1,8919</text:p>
          </table:table-cell>
          <table:table-cell table:style-name="ce43" table:formula="of:=([.F12]*1.5)/100" office:value-type="float" office:value="-0.0283783783783784" calcext:value-type="float">
            <text:p>-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12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12]*1.5)/100" office:value-type="float" office:value="0" calcext:value-type="float">
            <text:p>0,0000</text:p>
          </table:table-cell>
          <table:table-cell table:style-name="ce43" office:value-type="float" office:value="-40.1923076923077" calcext:value-type="float">
            <text:p>-40,1923</text:p>
          </table:table-cell>
          <table:table-cell table:style-name="ce43" table:formula="of:=([.L12]*1.5)/100" office:value-type="float" office:value="-0.602884615384615" calcext:value-type="float">
            <text:p>-0,6029</text:p>
          </table:table-cell>
          <table:table-cell table:style-name="ce43" office:value-type="float" office:value="-43.0769230769231" calcext:value-type="float">
            <text:p>-43,0769</text:p>
          </table:table-cell>
          <table:table-cell table:style-name="ce43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13]*1.5)/100" office:value-type="float" office:value="0.0575892857142857" calcext:value-type="float">
            <text:p>0,0576</text:p>
          </table:table-cell>
          <table:table-cell table:style-name="ce43" office:value-type="float" office:value="4.86486486486487" calcext:value-type="float">
            <text:p>4,8649</text:p>
          </table:table-cell>
          <table:table-cell table:style-name="ce43" table:formula="of:=([.F13]*1.5)/100" office:value-type="float" office:value="0.0729729729729731" calcext:value-type="float">
            <text:p>0,0730</text:p>
          </table:table-cell>
          <table:table-cell table:style-name="ce43" office:value-type="float" office:value="2.76315789473684" calcext:value-type="float">
            <text:p>2,7632</text:p>
          </table:table-cell>
          <table:table-cell table:style-name="ce43" table:formula="of:=([.H13]*1.5)/100" office:value-type="float" office:value="0.0414473684210526" calcext:value-type="float">
            <text:p>0,0414</text:p>
          </table:table-cell>
          <table:table-cell table:style-name="ce43" office:value-type="float" office:value="2.68292682926829" calcext:value-type="float">
            <text:p>2,6829</text:p>
          </table:table-cell>
          <table:table-cell table:style-name="ce43" table:formula="of:=([.J13]*1.5)/100" office:value-type="float" office:value="0.0402439024390244" calcext:value-type="float">
            <text:p>0,0402</text:p>
          </table:table-cell>
          <table:table-cell table:style-name="ce43" office:value-type="float" office:value="43.8461538461538" calcext:value-type="float">
            <text:p>43,8462</text:p>
          </table:table-cell>
          <table:table-cell table:style-name="ce43" table:formula="of:=([.L13]*1.5)/100" office:value-type="float" office:value="0.657692307692307" calcext:value-type="float">
            <text:p>0,6577</text:p>
          </table:table-cell>
          <table:table-cell table:style-name="ce43" office:value-type="float" office:value="46.7307692307692" calcext:value-type="float">
            <text:p>46,7308</text:p>
          </table:table-cell>
          <table:table-cell table:style-name="ce43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3" office:value-type="float" office:value="-166.25" calcext:value-type="float">
            <text:p>-166,2500</text:p>
          </table:table-cell>
          <table:table-cell table:style-name="ce43" table:formula="of:=([.D14]*1.5)/100" office:value-type="float" office:value="-2.49375" calcext:value-type="float">
            <text:p>-2,4938</text:p>
          </table:table-cell>
          <table:table-cell table:style-name="ce43" office:value-type="float" office:value="-172.702702702703" calcext:value-type="float">
            <text:p>-172,7027</text:p>
          </table:table-cell>
          <table:table-cell table:style-name="ce43" table:formula="of:=([.F14]*1.5)/100" office:value-type="float" office:value="-2.59054054054054" calcext:value-type="float">
            <text:p>-2,5905</text:p>
          </table:table-cell>
          <table:table-cell table:style-name="ce43" office:value-type="float" office:value="-159.868421052632" calcext:value-type="float">
            <text:p>-159,8684</text:p>
          </table:table-cell>
          <table:table-cell table:style-name="ce43" table:formula="of:=([.H14]*1.5)/100" office:value-type="float" office:value="-2.39802631578948" calcext:value-type="float">
            <text:p>-2,3980</text:p>
          </table:table-cell>
          <table:table-cell table:style-name="ce43" office:value-type="float" office:value="-172.520325203252" calcext:value-type="float">
            <text:p>-172,5203</text:p>
          </table:table-cell>
          <table:table-cell table:style-name="ce43" table:formula="of:=([.J14]*1.5)/100" office:value-type="float" office:value="-2.58780487804878" calcext:value-type="float">
            <text:p>-2,5878</text:p>
          </table:table-cell>
          <table:table-cell table:style-name="ce43" office:value-type="float" office:value="-170.961538461538" calcext:value-type="float">
            <text:p>-170,9615</text:p>
          </table:table-cell>
          <table:table-cell table:style-name="ce43" table:formula="of:=([.L14]*1.5)/100" office:value-type="float" office:value="-2.56442307692307" calcext:value-type="float">
            <text:p>-2,5644</text:p>
          </table:table-cell>
          <table:table-cell table:style-name="ce43" office:value-type="float" office:value="-169.423076923077" calcext:value-type="float">
            <text:p>-169,4231</text:p>
          </table:table-cell>
          <table:table-cell table:style-name="ce43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3" office:value-type="float" office:value="-166.25" calcext:value-type="float">
            <text:p>-166,2500</text:p>
          </table:table-cell>
          <table:table-cell table:style-name="ce43" table:formula="of:=([.D15]*1.5)/100" office:value-type="float" office:value="-2.49375" calcext:value-type="float">
            <text:p>-2,4938</text:p>
          </table:table-cell>
          <table:table-cell table:style-name="ce43" office:value-type="float" office:value="-172.702702702703" calcext:value-type="float">
            <text:p>-172,7027</text:p>
          </table:table-cell>
          <table:table-cell table:style-name="ce43" table:formula="of:=([.F15]*1.5)/100" office:value-type="float" office:value="-2.59054054054054" calcext:value-type="float">
            <text:p>-2,5905</text:p>
          </table:table-cell>
          <table:table-cell table:style-name="ce43" office:value-type="float" office:value="-159.868421052632" calcext:value-type="float">
            <text:p>-159,8684</text:p>
          </table:table-cell>
          <table:table-cell table:style-name="ce43" table:formula="of:=([.H15]*1.5)/100" office:value-type="float" office:value="-2.39802631578948" calcext:value-type="float">
            <text:p>-2,3980</text:p>
          </table:table-cell>
          <table:table-cell table:style-name="ce43" office:value-type="float" office:value="-172.520325203252" calcext:value-type="float">
            <text:p>-172,5203</text:p>
          </table:table-cell>
          <table:table-cell table:style-name="ce43" table:formula="of:=([.J15]*1.5)/100" office:value-type="float" office:value="-2.58780487804878" calcext:value-type="float">
            <text:p>-2,5878</text:p>
          </table:table-cell>
          <table:table-cell table:style-name="ce43" office:value-type="float" office:value="-170.961538461538" calcext:value-type="float">
            <text:p>-170,9615</text:p>
          </table:table-cell>
          <table:table-cell table:style-name="ce43" table:formula="of:=([.L15]*1.5)/100" office:value-type="float" office:value="-2.56442307692307" calcext:value-type="float">
            <text:p>-2,5644</text:p>
          </table:table-cell>
          <table:table-cell table:style-name="ce43" office:value-type="float" office:value="-169.423076923077" calcext:value-type="float">
            <text:p>-169,4231</text:p>
          </table:table-cell>
          <table:table-cell table:style-name="ce43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16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16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16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16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16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3" office:value-type="float" office:value="-7.05357142857143" calcext:value-type="float">
            <text:p>-7,0536</text:p>
          </table:table-cell>
          <table:table-cell table:style-name="ce43" table:formula="of:=([.D17]*1.5)/100" office:value-type="float" office:value="-0.105803571428571" calcext:value-type="float">
            <text:p>-0,1058</text:p>
          </table:table-cell>
          <table:table-cell table:style-name="ce43" office:value-type="float" office:value="-6.75675675675676" calcext:value-type="float">
            <text:p>-6,7568</text:p>
          </table:table-cell>
          <table:table-cell table:style-name="ce43" table:formula="of:=([.F17]*1.5)/100" office:value-type="float" office:value="-0.101351351351351" calcext:value-type="float">
            <text:p>-0,1014</text:p>
          </table:table-cell>
          <table:table-cell table:style-name="ce43" office:value-type="float" office:value="-7.36842105263158" calcext:value-type="float">
            <text:p>-7,3684</text:p>
          </table:table-cell>
          <table:table-cell table:style-name="ce43" table:formula="of:=([.H17]*1.5)/100" office:value-type="float" office:value="-0.110526315789474" calcext:value-type="float">
            <text:p>-0,1105</text:p>
          </table:table-cell>
          <table:table-cell table:style-name="ce43" office:value-type="float" office:value="-6.42276422764228" calcext:value-type="float">
            <text:p>-6,4228</text:p>
          </table:table-cell>
          <table:table-cell table:style-name="ce43" table:formula="of:=([.J17]*1.5)/100" office:value-type="float" office:value="-0.0963414634146342" calcext:value-type="float">
            <text:p>-0,0963</text:p>
          </table:table-cell>
          <table:table-cell table:style-name="ce43" office:value-type="float" office:value="-7.5" calcext:value-type="float">
            <text:p>-7,5000</text:p>
          </table:table-cell>
          <table:table-cell table:style-name="ce43" table:formula="of:=([.L17]*1.5)/100" office:value-type="float" office:value="-0.1125" calcext:value-type="float">
            <text:p>-0,1125</text:p>
          </table:table-cell>
          <table:table-cell table:style-name="ce43" office:value-type="float" office:value="-9.03846153846154" calcext:value-type="float">
            <text:p>-9,0385</text:p>
          </table:table-cell>
          <table:table-cell table:style-name="ce43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3" office:value-type="float" office:value="7.05357142857143" calcext:value-type="float">
            <text:p>7,0536</text:p>
          </table:table-cell>
          <table:table-cell table:style-name="ce43" table:formula="of:=([.D18]*1.5)/100" office:value-type="float" office:value="0.105803571428571" calcext:value-type="float">
            <text:p>0,1058</text:p>
          </table:table-cell>
          <table:table-cell table:style-name="ce43" office:value-type="float" office:value="6.75675675675676" calcext:value-type="float">
            <text:p>6,7568</text:p>
          </table:table-cell>
          <table:table-cell table:style-name="ce43" table:formula="of:=([.F18]*1.5)/100" office:value-type="float" office:value="0.101351351351351" calcext:value-type="float">
            <text:p>0,1014</text:p>
          </table:table-cell>
          <table:table-cell table:style-name="ce43" office:value-type="float" office:value="7.36842105263158" calcext:value-type="float">
            <text:p>7,3684</text:p>
          </table:table-cell>
          <table:table-cell table:style-name="ce43" table:formula="of:=([.H18]*1.5)/100" office:value-type="float" office:value="0.110526315789474" calcext:value-type="float">
            <text:p>0,1105</text:p>
          </table:table-cell>
          <table:table-cell table:style-name="ce43" office:value-type="float" office:value="6.42276422764228" calcext:value-type="float">
            <text:p>6,4228</text:p>
          </table:table-cell>
          <table:table-cell table:style-name="ce43" table:formula="of:=([.J18]*1.5)/100" office:value-type="float" office:value="0.0963414634146342" calcext:value-type="float">
            <text:p>0,0963</text:p>
          </table:table-cell>
          <table:table-cell table:style-name="ce43" office:value-type="float" office:value="7.5" calcext:value-type="float">
            <text:p>7,5000</text:p>
          </table:table-cell>
          <table:table-cell table:style-name="ce43" table:formula="of:=([.L18]*1.5)/100" office:value-type="float" office:value="0.1125" calcext:value-type="float">
            <text:p>0,1125</text:p>
          </table:table-cell>
          <table:table-cell table:style-name="ce43" office:value-type="float" office:value="9.03846153846154" calcext:value-type="float">
            <text:p>9,0385</text:p>
          </table:table-cell>
          <table:table-cell table:style-name="ce43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3" office:value-type="float" office:value="6.33928571428571" calcext:value-type="float">
            <text:p>6,3393</text:p>
          </table:table-cell>
          <table:table-cell table:style-name="ce43" table:formula="of:=([.D19]*1.5)/100" office:value-type="float" office:value="0.0950892857142857" calcext:value-type="float">
            <text:p>0,0951</text:p>
          </table:table-cell>
          <table:table-cell table:style-name="ce43" office:value-type="float" office:value="6.03603603603604" calcext:value-type="float">
            <text:p>6,0360</text:p>
          </table:table-cell>
          <table:table-cell table:style-name="ce43" table:formula="of:=([.F19]*1.5)/100" office:value-type="float" office:value="0.0905405405405406" calcext:value-type="float">
            <text:p>0,0905</text:p>
          </table:table-cell>
          <table:table-cell table:style-name="ce43" office:value-type="float" office:value="6.57894736842105" calcext:value-type="float">
            <text:p>6,5789</text:p>
          </table:table-cell>
          <table:table-cell table:style-name="ce43" table:formula="of:=([.H19]*1.5)/100" office:value-type="float" office:value="0.0986842105263158" calcext:value-type="float">
            <text:p>0,0987</text:p>
          </table:table-cell>
          <table:table-cell table:style-name="ce43" office:value-type="float" office:value="5.69105691056911" calcext:value-type="float">
            <text:p>5,6911</text:p>
          </table:table-cell>
          <table:table-cell table:style-name="ce43" table:formula="of:=([.J19]*1.5)/100" office:value-type="float" office:value="0.0853658536585366" calcext:value-type="float">
            <text:p>0,0854</text:p>
          </table:table-cell>
          <table:table-cell table:style-name="ce43" office:value-type="float" office:value="6.53846153846154" calcext:value-type="float">
            <text:p>6,5385</text:p>
          </table:table-cell>
          <table:table-cell table:style-name="ce43" table:formula="of:=([.L19]*1.5)/100" office:value-type="float" office:value="0.0980769230769231" calcext:value-type="float">
            <text:p>0,0981</text:p>
          </table:table-cell>
          <table:table-cell table:style-name="ce43" office:value-type="float" office:value="8.26923076923077" calcext:value-type="float">
            <text:p>8,2692</text:p>
          </table:table-cell>
          <table:table-cell table:style-name="ce43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20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20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20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20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20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3" office:value-type="float" office:value="74.9107142857143" calcext:value-type="float">
            <text:p>74,9107</text:p>
          </table:table-cell>
          <table:table-cell table:style-name="ce43" table:formula="of:=([.D21]*1.5)/100" office:value-type="float" office:value="1.12366071428571" calcext:value-type="float">
            <text:p>1,1237</text:p>
          </table:table-cell>
          <table:table-cell table:style-name="ce43" office:value-type="float" office:value="75.6756756756757" calcext:value-type="float">
            <text:p>75,6757</text:p>
          </table:table-cell>
          <table:table-cell table:style-name="ce43" table:formula="of:=([.F21]*1.5)/100" office:value-type="float" office:value="1.13513513513514" calcext:value-type="float">
            <text:p>1,1351</text:p>
          </table:table-cell>
          <table:table-cell table:style-name="ce43" office:value-type="float" office:value="74.0789473684211" calcext:value-type="float">
            <text:p>74,0789</text:p>
          </table:table-cell>
          <table:table-cell table:style-name="ce43" table:formula="of:=([.H21]*1.5)/100" office:value-type="float" office:value="1.11118421052632" calcext:value-type="float">
            <text:p>1,1112</text:p>
          </table:table-cell>
          <table:table-cell table:style-name="ce43" office:value-type="float" office:value="77.0731707317073" calcext:value-type="float">
            <text:p>77,0732</text:p>
          </table:table-cell>
          <table:table-cell table:style-name="ce43" table:formula="of:=([.J21]*1.5)/100" office:value-type="float" office:value="1.15609756097561" calcext:value-type="float">
            <text:p>1,1561</text:p>
          </table:table-cell>
          <table:table-cell table:style-name="ce43" office:value-type="float" office:value="72.8846153846154" calcext:value-type="float">
            <text:p>72,8846</text:p>
          </table:table-cell>
          <table:table-cell table:style-name="ce43" table:formula="of:=([.L21]*1.5)/100" office:value-type="float" office:value="1.09326923076923" calcext:value-type="float">
            <text:p>1,0933</text:p>
          </table:table-cell>
          <table:table-cell table:style-name="ce43" office:value-type="float" office:value="67.8846153846154" calcext:value-type="float">
            <text:p>67,8846</text:p>
          </table:table-cell>
          <table:table-cell table:style-name="ce43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3" office:value-type="float" office:value="88.3035714285714" calcext:value-type="float">
            <text:p>88,3036</text:p>
          </table:table-cell>
          <table:table-cell table:style-name="ce43" table:formula="of:=([.D22]*1.5)/100" office:value-type="float" office:value="1.32455357142857" calcext:value-type="float">
            <text:p>1,3246</text:p>
          </table:table-cell>
          <table:table-cell table:style-name="ce43" office:value-type="float" office:value="88.5585585585586" calcext:value-type="float">
            <text:p>88,5586</text:p>
          </table:table-cell>
          <table:table-cell table:style-name="ce43" table:formula="of:=([.F22]*1.5)/100" office:value-type="float" office:value="1.32837837837838" calcext:value-type="float">
            <text:p>1,3284</text:p>
          </table:table-cell>
          <table:table-cell table:style-name="ce43" office:value-type="float" office:value="88.0263157894737" calcext:value-type="float">
            <text:p>88,0263</text:p>
          </table:table-cell>
          <table:table-cell table:style-name="ce43" table:formula="of:=([.H22]*1.5)/100" office:value-type="float" office:value="1.32039473684211" calcext:value-type="float">
            <text:p>1,3204</text:p>
          </table:table-cell>
          <table:table-cell table:style-name="ce43" office:value-type="float" office:value="89.1869918699187" calcext:value-type="float">
            <text:p>89,1870</text:p>
          </table:table-cell>
          <table:table-cell table:style-name="ce43" table:formula="of:=([.J22]*1.5)/100" office:value-type="float" office:value="1.33780487804878" calcext:value-type="float">
            <text:p>1,3378</text:p>
          </table:table-cell>
          <table:table-cell table:style-name="ce43" office:value-type="float" office:value="86.9230769230769" calcext:value-type="float">
            <text:p>86,9231</text:p>
          </table:table-cell>
          <table:table-cell table:style-name="ce43" table:formula="of:=([.L22]*1.5)/100" office:value-type="float" office:value="1.30384615384615" calcext:value-type="float">
            <text:p>1,3038</text:p>
          </table:table-cell>
          <table:table-cell table:style-name="ce43" office:value-type="float" office:value="85.1923076923077" calcext:value-type="float">
            <text:p>85,1923</text:p>
          </table:table-cell>
          <table:table-cell table:style-name="ce43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3" office:value-type="float" office:value="152.053571428571" calcext:value-type="float">
            <text:p>152,0536</text:p>
          </table:table-cell>
          <table:table-cell table:style-name="ce43" table:formula="of:=([.D23]*1.5)/100" office:value-type="float" office:value="2.28080357142856" calcext:value-type="float">
            <text:p>2,2808</text:p>
          </table:table-cell>
          <table:table-cell table:style-name="ce43" office:value-type="float" office:value="156.576576576577" calcext:value-type="float">
            <text:p>156,5766</text:p>
          </table:table-cell>
          <table:table-cell table:style-name="ce43" table:formula="of:=([.F23]*1.5)/100" office:value-type="float" office:value="2.34864864864865" calcext:value-type="float">
            <text:p>2,3486</text:p>
          </table:table-cell>
          <table:table-cell table:style-name="ce43" office:value-type="float" office:value="147.5" calcext:value-type="float">
            <text:p>147,5000</text:p>
          </table:table-cell>
          <table:table-cell table:style-name="ce43" table:formula="of:=([.H23]*1.5)/100" office:value-type="float" office:value="2.2125" calcext:value-type="float">
            <text:p>2,2125</text:p>
          </table:table-cell>
          <table:table-cell table:style-name="ce43" office:value-type="float" office:value="161.219512195122" calcext:value-type="float">
            <text:p>161,2195</text:p>
          </table:table-cell>
          <table:table-cell table:style-name="ce43" table:formula="of:=([.J23]*1.5)/100" office:value-type="float" office:value="2.41829268292683" calcext:value-type="float">
            <text:p>2,4183</text:p>
          </table:table-cell>
          <table:table-cell table:style-name="ce43" office:value-type="float" office:value="111.153846153846" calcext:value-type="float">
            <text:p>111,1538</text:p>
          </table:table-cell>
          <table:table-cell table:style-name="ce43" table:formula="of:=([.L23]*1.5)/100" office:value-type="float" office:value="1.66730769230769" calcext:value-type="float">
            <text:p>1,6673</text:p>
          </table:table-cell>
          <table:table-cell table:style-name="ce43" office:value-type="float" office:value="106.730769230769" calcext:value-type="float">
            <text:p>106,7308</text:p>
          </table:table-cell>
          <table:table-cell table:style-name="ce43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3" office:value-type="float" office:value="11.6964285714286" calcext:value-type="float">
            <text:p>11,6964</text:p>
          </table:table-cell>
          <table:table-cell table:style-name="ce43" table:formula="of:=([.D24]*1.5)/100" office:value-type="float" office:value="0.175446428571429" calcext:value-type="float">
            <text:p>0,1754</text:p>
          </table:table-cell>
          <table:table-cell table:style-name="ce43" office:value-type="float" office:value="10.6306306306306" calcext:value-type="float">
            <text:p>10,6306</text:p>
          </table:table-cell>
          <table:table-cell table:style-name="ce43" table:formula="of:=([.F24]*1.5)/100" office:value-type="float" office:value="0.159459459459459" calcext:value-type="float">
            <text:p>0,1595</text:p>
          </table:table-cell>
          <table:table-cell table:style-name="ce43" office:value-type="float" office:value="12.7631578947368" calcext:value-type="float">
            <text:p>12,7632</text:p>
          </table:table-cell>
          <table:table-cell table:style-name="ce43" table:formula="of:=([.H24]*1.5)/100" office:value-type="float" office:value="0.191447368421052" calcext:value-type="float">
            <text:p>0,1914</text:p>
          </table:table-cell>
          <table:table-cell table:style-name="ce43" office:value-type="float" office:value="10.8943089430894" calcext:value-type="float">
            <text:p>10,8943</text:p>
          </table:table-cell>
          <table:table-cell table:style-name="ce43" table:formula="of:=([.J24]*1.5)/100" office:value-type="float" office:value="0.163414634146341" calcext:value-type="float">
            <text:p>0,1634</text:p>
          </table:table-cell>
          <table:table-cell table:style-name="ce43" office:value-type="float" office:value="12.1153846153846" calcext:value-type="float">
            <text:p>12,1154</text:p>
          </table:table-cell>
          <table:table-cell table:style-name="ce43" table:formula="of:=([.L24]*1.5)/100" office:value-type="float" office:value="0.181730769230769" calcext:value-type="float">
            <text:p>0,1817</text:p>
          </table:table-cell>
          <table:table-cell table:style-name="ce43" office:value-type="float" office:value="12.1153846153846" calcext:value-type="float">
            <text:p>12,1154</text:p>
          </table:table-cell>
          <table:table-cell table:style-name="ce43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3" office:value-type="float" office:value="140.535714285714" calcext:value-type="float">
            <text:p>140,5357</text:p>
          </table:table-cell>
          <table:table-cell table:style-name="ce43" table:formula="of:=([.D25]*1.5)/100" office:value-type="float" office:value="2.10803571428571" calcext:value-type="float">
            <text:p>2,1080</text:p>
          </table:table-cell>
          <table:table-cell table:style-name="ce43" office:value-type="float" office:value="146.126126126126" calcext:value-type="float">
            <text:p>146,1261</text:p>
          </table:table-cell>
          <table:table-cell table:style-name="ce43" table:formula="of:=([.F25]*1.5)/100" office:value-type="float" office:value="2.19189189189189" calcext:value-type="float">
            <text:p>2,1919</text:p>
          </table:table-cell>
          <table:table-cell table:style-name="ce43" office:value-type="float" office:value="135" calcext:value-type="float">
            <text:p>135,0000</text:p>
          </table:table-cell>
          <table:table-cell table:style-name="ce43" table:formula="of:=([.H25]*1.5)/100" office:value-type="float" office:value="2.025" calcext:value-type="float">
            <text:p>2,0250</text:p>
          </table:table-cell>
          <table:table-cell table:style-name="ce43" office:value-type="float" office:value="150.569105691057" calcext:value-type="float">
            <text:p>150,5691</text:p>
          </table:table-cell>
          <table:table-cell table:style-name="ce43" table:formula="of:=([.J25]*1.5)/100" office:value-type="float" office:value="2.25853658536585" calcext:value-type="float">
            <text:p>2,2585</text:p>
          </table:table-cell>
          <table:table-cell table:style-name="ce43" office:value-type="float" office:value="99.2307692307692" calcext:value-type="float">
            <text:p>99,2308</text:p>
          </table:table-cell>
          <table:table-cell table:style-name="ce43" table:formula="of:=([.L25]*1.5)/100" office:value-type="float" office:value="1.48846153846154" calcext:value-type="float">
            <text:p>1,4885</text:p>
          </table:table-cell>
          <table:table-cell table:style-name="ce43" office:value-type="float" office:value="94.8076923076923" calcext:value-type="float">
            <text:p>94,8077</text:p>
          </table:table-cell>
          <table:table-cell table:style-name="ce43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3" office:value-type="float" office:value="7.85714285714286" calcext:value-type="float">
            <text:p>7,8571</text:p>
          </table:table-cell>
          <table:table-cell table:style-name="ce43" table:formula="of:=([.D26]*1.5)/100" office:value-type="float" office:value="0.117857142857143" calcext:value-type="float">
            <text:p>0,1179</text:p>
          </table:table-cell>
          <table:table-cell table:style-name="ce43" office:value-type="float" office:value="7.2972972972973" calcext:value-type="float">
            <text:p>7,2973</text:p>
          </table:table-cell>
          <table:table-cell table:style-name="ce43" table:formula="of:=([.F26]*1.5)/100" office:value-type="float" office:value="0.10945945945946" calcext:value-type="float">
            <text:p>0,1095</text:p>
          </table:table-cell>
          <table:table-cell table:style-name="ce43" office:value-type="float" office:value="8.42105263157895" calcext:value-type="float">
            <text:p>8,4211</text:p>
          </table:table-cell>
          <table:table-cell table:style-name="ce43" table:formula="of:=([.H26]*1.5)/100" office:value-type="float" office:value="0.126315789473684" calcext:value-type="float">
            <text:p>0,1263</text:p>
          </table:table-cell>
          <table:table-cell table:style-name="ce43" office:value-type="float" office:value="8.61788617886179" calcext:value-type="float">
            <text:p>8,6179</text:p>
          </table:table-cell>
          <table:table-cell table:style-name="ce43" table:formula="of:=([.J26]*1.5)/100" office:value-type="float" office:value="0.129268292682927" calcext:value-type="float">
            <text:p>0,1293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L26]*1.5)/100" office:value-type="float" office:value="0.100961538461538" calcext:value-type="float">
            <text:p>0,101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3" office:value-type="float" office:value="166.25" calcext:value-type="float">
            <text:p>166,2500</text:p>
          </table:table-cell>
          <table:table-cell table:style-name="ce43" table:formula="of:=([.D27]*1.5)/100" office:value-type="float" office:value="2.49375" calcext:value-type="float">
            <text:p>2,4938</text:p>
          </table:table-cell>
          <table:table-cell table:style-name="ce43" office:value-type="float" office:value="172.702702702703" calcext:value-type="float">
            <text:p>172,7027</text:p>
          </table:table-cell>
          <table:table-cell table:style-name="ce43" table:formula="of:=([.F27]*1.5)/100" office:value-type="float" office:value="2.59054054054054" calcext:value-type="float">
            <text:p>2,5905</text:p>
          </table:table-cell>
          <table:table-cell table:style-name="ce43" office:value-type="float" office:value="159.868421052632" calcext:value-type="float">
            <text:p>159,8684</text:p>
          </table:table-cell>
          <table:table-cell table:style-name="ce43" table:formula="of:=([.H27]*1.5)/100" office:value-type="float" office:value="2.39802631578948" calcext:value-type="float">
            <text:p>2,3980</text:p>
          </table:table-cell>
          <table:table-cell table:style-name="ce43" office:value-type="float" office:value="172.520325203252" calcext:value-type="float">
            <text:p>172,5203</text:p>
          </table:table-cell>
          <table:table-cell table:style-name="ce43" table:formula="of:=([.J27]*1.5)/100" office:value-type="float" office:value="2.58780487804878" calcext:value-type="float">
            <text:p>2,5878</text:p>
          </table:table-cell>
          <table:table-cell table:style-name="ce43" office:value-type="float" office:value="170.961538461538" calcext:value-type="float">
            <text:p>170,9615</text:p>
          </table:table-cell>
          <table:table-cell table:style-name="ce43" table:formula="of:=([.L27]*1.5)/100" office:value-type="float" office:value="2.56442307692307" calcext:value-type="float">
            <text:p>2,5644</text:p>
          </table:table-cell>
          <table:table-cell table:style-name="ce43" office:value-type="float" office:value="169.423076923077" calcext:value-type="float">
            <text:p>169,4231</text:p>
          </table:table-cell>
          <table:table-cell table:style-name="ce43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3" office:value-type="float" office:value="0.982142857142857" calcext:value-type="float">
            <text:p>0,9821</text:p>
          </table:table-cell>
          <table:table-cell table:style-name="ce43" table:formula="of:=([.D28]*1.5)/100" office:value-type="float" office:value="0.0147321428571429" calcext:value-type="float">
            <text:p>0,0147</text:p>
          </table:table-cell>
          <table:table-cell table:style-name="ce43" office:value-type="float" office:value="1.89189189189189" calcext:value-type="float">
            <text:p>1,8919</text:p>
          </table:table-cell>
          <table:table-cell table:style-name="ce43" table:formula="of:=([.F28]*1.5)/100" office:value-type="float" office:value="0.0283783783783784" calcext:value-type="float">
            <text:p>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28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28]*1.5)/100" office:value-type="float" office:value="0" calcext:value-type="float">
            <text:p>0,0000</text:p>
          </table:table-cell>
          <table:table-cell table:style-name="ce43" office:value-type="float" office:value="40.1923076923077" calcext:value-type="float">
            <text:p>40,1923</text:p>
          </table:table-cell>
          <table:table-cell table:style-name="ce43" table:formula="of:=([.L28]*1.5)/100" office:value-type="float" office:value="0.602884615384615" calcext:value-type="float">
            <text:p>0,6029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N28]*1.5)/100" office:value-type="float" office:value="0.646153846153847" calcext:value-type="float">
            <text:p>0,6462</text:p>
          </table:table-cell>
          <table:table-cell table:style-name="ce47" table:number-columns-repeated="2"/>
          <table:table-cell table:number-columns-repeated="1007"/>
        </table:table-row>
        <table:table-row table:style-name="ro3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29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29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29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29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29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3" office:value-type="float" office:value="8.21428571428572" calcext:value-type="float">
            <text:p>8,2143</text:p>
          </table:table-cell>
          <table:table-cell table:style-name="ce43" table:formula="of:=([.D30]*1.5)/100" office:value-type="float" office:value="0.123214285714286" calcext:value-type="float">
            <text:p>0,1232</text:p>
          </table:table-cell>
          <table:table-cell table:style-name="ce43" office:value-type="float" office:value="9.63963963963964" calcext:value-type="float">
            <text:p>9,6396</text:p>
          </table:table-cell>
          <table:table-cell table:style-name="ce43" table:formula="of:=([.F30]*1.5)/100" office:value-type="float" office:value="0.144594594594595" calcext:value-type="float">
            <text:p>0,1446</text:p>
          </table:table-cell>
          <table:table-cell table:style-name="ce43" office:value-type="float" office:value="6.8421052631579" calcext:value-type="float">
            <text:p>6,8421</text:p>
          </table:table-cell>
          <table:table-cell table:style-name="ce43" table:formula="of:=([.H30]*1.5)/100" office:value-type="float" office:value="0.102631578947368" calcext:value-type="float">
            <text:p>0,1026</text:p>
          </table:table-cell>
          <table:table-cell table:style-name="ce43" office:value-type="float" office:value="8.3739837398374" calcext:value-type="float">
            <text:p>8,3740</text:p>
          </table:table-cell>
          <table:table-cell table:style-name="ce43" table:formula="of:=([.J30]*1.5)/100" office:value-type="float" office:value="0.125609756097561" calcext:value-type="float">
            <text:p>0,1256</text:p>
          </table:table-cell>
          <table:table-cell table:style-name="ce43" office:value-type="float" office:value="13.4615384615385" calcext:value-type="float">
            <text:p>13,4615</text:p>
          </table:table-cell>
          <table:table-cell table:style-name="ce43" table:formula="of:=([.L30]*1.5)/100" office:value-type="float" office:value="0.201923076923078" calcext:value-type="float">
            <text:p>0,2019</text:p>
          </table:table-cell>
          <table:table-cell table:style-name="ce43" office:value-type="float" office:value="15.7692307692308" calcext:value-type="float">
            <text:p>15,7692</text:p>
          </table:table-cell>
          <table:table-cell table:style-name="ce43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3" office:value-type="float" office:value="3.39285714285714" calcext:value-type="float">
            <text:p>3,3929</text:p>
          </table:table-cell>
          <table:table-cell table:style-name="ce43" table:formula="of:=([.D31]*1.5)/100" office:value-type="float" office:value="0.0508928571428571" calcext:value-type="float">
            <text:p>0,0509</text:p>
          </table:table-cell>
          <table:table-cell table:style-name="ce43" office:value-type="float" office:value="3.78378378378378" calcext:value-type="float">
            <text:p>3,7838</text:p>
          </table:table-cell>
          <table:table-cell table:style-name="ce43" table:formula="of:=([.F31]*1.5)/100" office:value-type="float" office:value="0.0567567567567567" calcext:value-type="float">
            <text:p>0,0568</text:p>
          </table:table-cell>
          <table:table-cell table:style-name="ce43" office:value-type="float" office:value="2.89473684210526" calcext:value-type="float">
            <text:p>2,8947</text:p>
          </table:table-cell>
          <table:table-cell table:style-name="ce43" table:formula="of:=([.H31]*1.5)/100" office:value-type="float" office:value="0.0434210526315789" calcext:value-type="float">
            <text:p>0,0434</text:p>
          </table:table-cell>
          <table:table-cell table:style-name="ce43" office:value-type="float" office:value="0.48780487804878" calcext:value-type="float">
            <text:p>0,4878</text:p>
          </table:table-cell>
          <table:table-cell table:style-name="ce43" table:formula="of:=([.J31]*1.5)/100" office:value-type="float" office:value="0.0073170731707317" calcext:value-type="float">
            <text:p>0,0073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L31]*1.5)/100" office:value-type="float" office:value="0.646153846153847" calcext:value-type="float">
            <text:p>0,6462</text:p>
          </table:table-cell>
          <table:table-cell table:style-name="ce43" office:value-type="float" office:value="43.6538461538462" calcext:value-type="float">
            <text:p>43,6538</text:p>
          </table:table-cell>
          <table:table-cell table:style-name="ce43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3" office:value-type="float" office:value="5.44642857142857" calcext:value-type="float">
            <text:p>5,4464</text:p>
          </table:table-cell>
          <table:table-cell table:style-name="ce43" table:formula="of:=([.D32]*1.5)/100" office:value-type="float" office:value="0.0816964285714286" calcext:value-type="float">
            <text:p>0,0817</text:p>
          </table:table-cell>
          <table:table-cell table:style-name="ce43" office:value-type="float" office:value="5.4954954954955" calcext:value-type="float">
            <text:p>5,4955</text:p>
          </table:table-cell>
          <table:table-cell table:style-name="ce43" table:formula="of:=([.F32]*1.5)/100" office:value-type="float" office:value="0.0824324324324325" calcext:value-type="float">
            <text:p>0,0824</text:p>
          </table:table-cell>
          <table:table-cell table:style-name="ce43" office:value-type="float" office:value="5.39473684210526" calcext:value-type="float">
            <text:p>5,3947</text:p>
          </table:table-cell>
          <table:table-cell table:style-name="ce43" table:formula="of:=([.H32]*1.5)/100" office:value-type="float" office:value="0.0809210526315789" calcext:value-type="float">
            <text:p>0,0809</text:p>
          </table:table-cell>
          <table:table-cell table:style-name="ce43" office:value-type="float" office:value="5.20325203252033" calcext:value-type="float">
            <text:p>5,2033</text:p>
          </table:table-cell>
          <table:table-cell table:style-name="ce43" table:formula="of:=([.J32]*1.5)/100" office:value-type="float" office:value="0.078048780487805" calcext:value-type="float">
            <text:p>0,078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L32]*1.5)/100" office:value-type="float" office:value="0.100961538461538" calcext:value-type="float">
            <text:p>0,101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"/>
          <table:table-cell table:number-columns-repeated="2"/>
          <table:table-cell table:style-name="ce6"/>
          <table:table-cell table:style-name="ce1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 table:number-rows-repeated="2">
          <table:table-cell table:style-name="ce2"/>
          <table:table-cell table:number-columns-repeated="8"/>
          <table:table-cell table:style-name="ce3"/>
          <table:table-cell table:style-name="ce45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5"/>
          <table:table-cell table:style-name="ce49"/>
          <table:table-cell/>
          <table:table-cell table:style-name="ce49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44"/>
          <table:table-cell table:style-name="ce46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3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-00-0000</text:date>, <text:time style:data-style-name="N2" text:time-value="14:59:09.81046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11T18:16:56.422948331</dc:date>
    <meta:editing-cycles>29</meta:editing-cycles>
    <meta:editing-duration>PT13H50M57S</meta:editing-duration>
    <meta:document-statistic meta:table-count="9" meta:cell-count="47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